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Default" style:master-page-name="MPF0" style:family="paragraph">
      <style:paragraph-properties fo:break-before="page" style:page-number="1"/>
      <style:text-properties style:use-window-font-color="true" fo:font-size="26pt" style:font-size-asian="26pt" style:font-size-complex="26pt"/>
    </style:style>
    <style:style style:name="P9" style:parent-style-name="Default" style:family="paragraph">
      <style:text-properties style:use-window-font-color="true" fo:font-size="26pt" style:font-size-asian="26pt" style:font-size-complex="26pt"/>
    </style:style>
    <style:style style:name="P10" style:parent-style-name="Default" style:family="paragraph">
      <style:paragraph-properties fo:text-align="center"/>
      <style:text-properties style:use-window-font-color="true" fo:font-size="30pt" style:font-size-asian="30pt" style:font-size-complex="30pt"/>
    </style:style>
    <style:style style:name="P11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2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3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4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5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6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7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8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19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20" style:parent-style-name="Default" style:family="paragraph">
      <style:paragraph-properties fo:margin-left="1in" fo:text-indent="0.3333in">
        <style:tab-stops/>
      </style:paragraph-properties>
      <style:text-properties style:use-window-font-color="true" fo:font-size="26pt" style:font-size-asian="26pt" style:font-size-complex="26pt"/>
    </style:style>
    <style:style style:name="P21" style:parent-style-name="內文" style:family="paragraph">
      <style:paragraph-properties fo:text-align="center"/>
    </style:style>
    <style:style style:name="T22" style:parent-style-name="字元字元字元" style:family="text">
      <style:text-properties fo:font-size="26pt" style:font-size-asian="26pt" style:font-size-complex="26pt"/>
    </style:style>
    <style:style style:name="P23" style:parent-style-name="索引1" style:master-page-name="MP1" style:family="paragraph">
      <style:paragraph-properties fo:break-before="page" style:page-number="1"/>
    </style:style>
    <style:style style:name="TableColumn32" style:family="table-column">
      <style:table-column-properties style:column-width="0.9368in"/>
    </style:style>
    <style:style style:name="TableColumn33" style:family="table-column">
      <style:table-column-properties style:column-width="1.5194in"/>
    </style:style>
    <style:style style:name="TableColumn34" style:family="table-column">
      <style:table-column-properties style:column-width="4.1611in"/>
    </style:style>
    <style:style style:name="Table31" style:family="table">
      <style:table-properties style:width="6.6173in" style:rel-width="96.7%" fo:margin-left="-0.4333in" table:align="center"/>
    </style:style>
    <style:style style:name="TableRow35" style:family="table-row">
      <style:table-row-properties style:min-row-height="0.35in"/>
    </style:style>
    <style:style style:name="TableCell36" style:family="table-cell">
      <style:table-cell-properties fo:border="0.0069in solid #000000" fo:background-color="#E6E6E6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fo:text-align="center"/>
    </style:style>
    <style:style style:name="T38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 style:language-asian="zh" style:country-asian="CN"/>
    </style:style>
    <style:style style:name="TableCell39" style:family="table-cell">
      <style:table-cell-properties fo:border="0.0069in solid #000000" fo:background-color="#E6E6E6" style:vertical-align="middle" fo:padding-top="0in" fo:padding-left="0.075in" fo:padding-bottom="0in" fo:padding-right="0.075in"/>
    </style:style>
    <style:style style:name="P40" style:parent-style-name="內文" style:family="paragraph">
      <style:paragraph-properties style:snap-to-layout-grid="false" fo:text-align="center"/>
    </style:style>
    <style:style style:name="T41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 style:language-asian="zh" style:country-asian="CN"/>
    </style:style>
    <style:style style:name="TableCell42" style:family="table-cell">
      <style:table-cell-properties fo:border="0.0069in solid #000000" fo:background-color="#E6E6E6" style:vertical-align="middle" fo:padding-top="0in" fo:padding-left="0.075in" fo:padding-bottom="0in" fo:padding-right="0.075in"/>
    </style:style>
    <style:style style:name="P43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75" style:parent-style-name="Default" style:family="paragraph">
      <style:paragraph-properties fo:break-before="page"/>
    </style:style>
    <style:style style:name="T76" style:parent-style-name="預設段落字型" style:family="text">
      <style:text-properties style:use-window-font-color="true" fo:font-size="16pt" style:font-size-asian="16pt"/>
    </style:style>
    <style:style style:name="T77" style:parent-style-name="預設段落字型" style:family="text">
      <style:text-properties style:use-window-font-color="true" fo:font-size="16pt" style:font-size-asian="16pt"/>
    </style:style>
    <style:style style:name="TableColumn79" style:family="table-column">
      <style:table-column-properties style:column-width="1.552in"/>
    </style:style>
    <style:style style:name="TableColumn80" style:family="table-column">
      <style:table-column-properties style:column-width="2.3625in"/>
    </style:style>
    <style:style style:name="TableColumn81" style:family="table-column">
      <style:table-column-properties style:column-width="2.8173in"/>
    </style:style>
    <style:style style:name="Table78" style:family="table">
      <style:table-properties style:width="6.7319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Default" style:family="paragraph">
      <style:paragraph-properties fo:text-align="center"/>
      <style:text-properties style:use-window-font-color="true" fo:font-size="14pt" style:font-size-asian="14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Default" style:family="paragraph">
      <style:paragraph-properties fo:text-align="center"/>
      <style:text-properties style:use-window-font-color="true" fo:font-size="14pt" style:font-size-asian="14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Default" style:family="paragraph">
      <style:paragraph-properties fo:text-align="center"/>
      <style:text-properties style:use-window-font-color="true" fo:font-size="14pt" style:font-size-asian="14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Default" style:family="paragraph">
      <style:text-properties style:use-window-font-color="true" fo:font-size="14pt" style:font-size-asian="14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Default" style:family="paragraph">
      <style:text-properties style:use-window-font-color="true" fo:font-size="14pt" style:font-size-asian="14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Default" style:family="paragraph">
      <style:text-properties style:use-window-font-color="true" fo:font-size="14pt" style:font-size-asian="14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Default" style:family="paragraph">
      <style:text-properties style:use-window-font-color="true" fo:font-size="14pt" style:font-size-asian="14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Default" style:family="paragraph">
      <style:text-properties style:use-window-font-color="true" fo:font-size="14pt" style:font-size-asian="14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Default" style:family="paragraph">
      <style:text-properties style:use-window-font-color="true" fo:font-size="14pt" style:font-size-asian="14pt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Default" style:family="paragraph">
      <style:text-properties style:use-window-font-color="true" fo:font-size="14pt" style:font-size-asian="14pt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Default" style:family="paragraph">
      <style:text-properties style:use-window-font-color="true" fo:font-size="14pt" style:font-size-asian="14pt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Default" style:family="paragraph">
      <style:text-properties style:use-window-font-color="true" fo:font-size="14pt" style:font-size-asian="14pt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Default" style:family="paragraph">
      <style:text-properties style:use-window-font-color="true" fo:font-size="14pt" style:font-size-asian="14pt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Default" style:family="paragraph">
      <style:text-properties style:use-window-font-color="true" fo:font-size="14pt" style:font-size-asian="14pt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Default" style:family="paragraph">
      <style:text-properties style:use-window-font-color="true" fo:font-size="14pt" style:font-size-asian="14pt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T130" style:parent-style-name="預設段落字型" style:family="text">
      <style:text-properties style:font-name="標楷體" style:font-name-asian="標楷體" style:letter-kerning="false" fo:font-size="14pt" style:font-size-asian="14pt" style:font-size-complex="12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Default" style:family="paragraph">
      <style:text-properties style:use-window-font-color="true" fo:font-size="14pt" style:font-size-asian="14pt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Default" style:family="paragraph">
      <style:text-properties style:use-window-font-color="true" fo:font-size="14pt" style:font-size-asian="14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T137" style:parent-style-name="預設段落字型" style:family="text">
      <style:text-properties style:font-name="標楷體" style:font-name-asian="標楷體" style:letter-kerning="false" fo:font-size="14pt" style:font-size-asian="14pt" style:font-size-complex="12pt"/>
    </style:style>
    <style:style style:name="P138" style:parent-style-name="Default" style:family="paragraph">
      <style:text-properties style:use-window-font-color="true" fo:font-size="14pt" style:font-size-asian="14pt"/>
    </style:style>
    <style:style style:name="P139" style:parent-style-name="Default" style:list-style-name="LFO1" style:family="paragraph">
      <style:text-properties style:use-window-font-color="true" fo:font-size="14pt" style:font-size-asian="14pt"/>
    </style:style>
    <style:style style:name="P140" style:parent-style-name="Default" style:list-style-name="LFO1" style:family="paragraph">
      <style:text-properties style:use-window-font-color="true" fo:font-size="14pt" style:font-size-asian="14pt"/>
    </style:style>
    <style:style style:name="P141" style:parent-style-name="Default" style:list-style-name="LFO1" style:family="paragraph">
      <style:text-properties style:use-window-font-color="true" fo:font-size="14pt" style:font-size-asian="14pt"/>
    </style:style>
    <style:style style:name="P142" style:parent-style-name="Default" style:family="paragraph">
      <style:paragraph-properties fo:break-before="page"/>
      <style:text-properties style:use-window-font-color="true"/>
    </style:style>
    <style:style style:name="TableColumn144" style:family="table-column">
      <style:table-column-properties style:column-width="1.4534in" style:use-optimal-column-width="false"/>
    </style:style>
    <style:style style:name="TableColumn145" style:family="table-column">
      <style:table-column-properties style:column-width="1.575in" style:use-optimal-column-width="false"/>
    </style:style>
    <style:style style:name="TableColumn146" style:family="table-column">
      <style:table-column-properties style:column-width="3.7402in" style:use-optimal-column-width="false"/>
    </style:style>
    <style:style style:name="Table143" style:family="table">
      <style:table-properties style:width="6.7687in" fo:margin-left="0in" table:align="left"/>
    </style:style>
    <style:style style:name="TableRow147" style:family="table-row">
      <style:table-row-properties style:min-row-height="0.177in" style:use-optimal-row-height="false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Default" style:family="paragraph">
      <style:text-properties style:use-window-font-color="true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Default" style:family="paragraph">
      <style:text-properties style:use-window-font-color="true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Default" style:family="paragraph">
      <style:text-properties style:use-window-font-color="true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Default" style:family="paragraph">
      <style:text-properties style:use-window-font-color="true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Default" style:family="paragraph">
      <style:text-properties style:use-window-font-color="true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Default" style:family="paragraph">
      <style:text-properties style:use-window-font-color="true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Default" style:family="paragraph">
      <style:text-properties style:use-window-font-color="true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Default" style:family="paragraph">
      <style:text-properties style:use-window-font-color="true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Default" style:family="paragraph">
      <style:text-properties style:use-window-font-color="tru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Default" style:family="paragraph">
      <style:text-properties style:use-window-font-color="true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Default" style:family="paragraph">
      <style:text-properties style:use-window-font-color="true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Default" style:family="paragraph">
      <style:text-properties style:use-window-font-color="true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Default" style:family="paragraph">
      <style:text-properties style:use-window-font-color="true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Default" style:family="paragraph">
      <style:text-properties style:use-window-font-color="true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Default" style:family="paragraph">
      <style:text-properties style:use-window-font-color="true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Default" style:family="paragraph">
      <style:text-properties style:use-window-font-color="true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Default" style:family="paragraph">
      <style:text-properties style:use-window-font-color="true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Default" style:family="paragraph">
      <style:text-properties style:use-window-font-color="true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Default" style:family="paragraph">
      <style:text-properties style:use-window-font-color="true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Default" style:family="paragraph">
      <style:text-properties style:use-window-font-color="true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Default" style:family="paragraph">
      <style:text-properties style:use-window-font-color="true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Default" style:family="paragraph">
      <style:text-properties style:use-window-font-color="true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Default" style:family="paragraph">
      <style:text-properties style:use-window-font-color="true"/>
    </style:style>
    <style:style style:name="P202" style:parent-style-name="Default" style:family="paragraph">
      <style:text-properties style:use-window-font-color="true"/>
    </style:style>
    <style:style style:name="P203" style:parent-style-name="Default" style:list-style-name="LFO2" style:family="paragraph">
      <style:text-properties style:use-window-font-color="true"/>
    </style:style>
    <style:style style:name="P204" style:parent-style-name="Default" style:list-style-name="LFO2" style:family="paragraph">
      <style:text-properties style:use-window-font-color="true"/>
    </style:style>
    <style:style style:name="P205" style:parent-style-name="Default" style:list-style-name="LFO2" style:family="paragraph">
      <style:text-properties style:use-window-font-color="true"/>
    </style:style>
    <style:style style:name="TableColumn207" style:family="table-column">
      <style:table-column-properties style:column-width="6.5097in"/>
    </style:style>
    <style:style style:name="Table206" style:family="table">
      <style:table-properties style:width="6.5097in" fo:margin-left="0.3333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Default" style:family="paragraph">
      <style:text-properties style:use-window-font-color="true"/>
    </style:style>
    <style:style style:name="P211" style:parent-style-name="Default" style:family="paragraph">
      <style:text-properties style:use-window-font-color="true"/>
    </style:style>
    <style:style style:name="P212" style:parent-style-name="Default" style:family="paragraph">
      <style:text-properties style:use-window-font-color="true"/>
    </style:style>
    <style:style style:name="P213" style:parent-style-name="Default" style:family="paragraph">
      <style:text-properties style:use-window-font-color="true"/>
    </style:style>
    <style:style style:name="P214" style:parent-style-name="Default" style:family="paragraph">
      <style:text-properties style:use-window-font-color="true"/>
    </style:style>
    <style:style style:name="P215" style:parent-style-name="Default" style:family="paragraph">
      <style:paragraph-properties fo:break-before="page"/>
      <style:text-properties style:use-window-font-color="true"/>
    </style:style>
    <style:style style:name="TableColumn217" style:family="table-column">
      <style:table-column-properties style:column-width="1.65in" style:use-optimal-column-width="false"/>
    </style:style>
    <style:style style:name="TableColumn218" style:family="table-column">
      <style:table-column-properties style:column-width="1.575in" style:use-optimal-column-width="false"/>
    </style:style>
    <style:style style:name="TableColumn219" style:family="table-column">
      <style:table-column-properties style:column-width="3.5437in" style:use-optimal-column-width="false"/>
    </style:style>
    <style:style style:name="Table216" style:family="table">
      <style:table-properties style:width="6.7687in" fo:margin-left="0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Default" style:family="paragraph">
      <style:text-properties style:use-window-font-color="true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Default" style:family="paragraph">
      <style:text-properties style:use-window-font-color="true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Default" style:family="paragraph">
      <style:text-properties style:use-window-font-color="true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Default" style:family="paragraph">
      <style:text-properties style:use-window-font-color="true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Default" style:family="paragraph">
      <style:text-properties style:use-window-font-color="true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Default" style:family="paragraph">
      <style:text-properties style:use-window-font-color="true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Default" style:family="paragraph">
      <style:text-properties style:use-window-font-color="true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Default" style:family="paragraph">
      <style:text-properties style:use-window-font-color="true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Default" style:family="paragraph">
      <style:text-properties style:use-window-font-color="true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Default" style:family="paragraph">
      <style:text-properties style:use-window-font-color="true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Default" style:family="paragraph">
      <style:text-properties style:use-window-font-color="true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Default" style:family="paragraph">
      <style:text-properties style:use-window-font-color="true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Default" style:family="paragraph">
      <style:text-properties style:use-window-font-color="true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Default" style:family="paragraph">
      <style:text-properties style:use-window-font-color="true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Default" style:family="paragraph">
      <style:text-properties style:use-window-font-color="true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Default" style:family="paragraph">
      <style:text-properties style:use-window-font-color="true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Default" style:family="paragraph">
      <style:text-properties style:use-window-font-color="true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Default" style:family="paragraph">
      <style:text-properties style:use-window-font-color="true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Default" style:family="paragraph">
      <style:text-properties style:use-window-font-color="true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Default" style:family="paragraph">
      <style:text-properties style:use-window-font-color="true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Default" style:family="paragraph">
      <style:text-properties style:use-window-font-color="true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Default" style:family="paragraph">
      <style:text-properties style:use-window-font-color="true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Default" style:family="paragraph">
      <style:text-properties style:use-window-font-color="true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Default" style:family="paragraph">
      <style:text-properties style:use-window-font-color="true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Default" style:family="paragraph">
      <style:text-properties style:use-window-font-color="true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Default" style:family="paragraph">
      <style:text-properties style:use-window-font-color="true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Default" style:family="paragraph">
      <style:text-properties style:use-window-font-color="true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Default" style:family="paragraph">
      <style:text-properties style:use-window-font-color="true"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Default" style:family="paragraph">
      <style:text-properties style:use-window-font-color="true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Default" style:family="paragraph">
      <style:text-properties style:use-window-font-color="true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Default" style:family="paragraph">
      <style:text-properties style:use-window-font-color="true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Default" style:family="paragraph">
      <style:text-properties style:use-window-font-color="true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Default" style:family="paragraph">
      <style:text-properties style:use-window-font-color="true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Default" style:family="paragraph">
      <style:text-properties style:use-window-font-color="true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Default" style:family="paragraph">
      <style:text-properties style:use-window-font-color="true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Default" style:family="paragraph">
      <style:text-properties style:use-window-font-color="true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Default" style:family="paragraph">
      <style:text-properties style:use-window-font-color="true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Default" style:family="paragraph">
      <style:text-properties style:use-window-font-color="true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Default" style:family="paragraph">
      <style:text-properties style:use-window-font-color="true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Default" style:family="paragraph">
      <style:text-properties style:use-window-font-color="true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Default" style:family="paragraph">
      <style:text-properties style:use-window-font-color="true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Default" style:family="paragraph">
      <style:text-properties style:use-window-font-color="true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Default" style:family="paragraph">
      <style:text-properties style:use-window-font-color="true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Default" style:family="paragraph">
      <style:text-properties style:use-window-font-color="true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Default" style:family="paragraph">
      <style:text-properties style:use-window-font-color="true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Default" style:family="paragraph">
      <style:text-properties style:use-window-font-color="true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Default" style:family="paragraph">
      <style:text-properties style:use-window-font-color="true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Default" style:family="paragraph">
      <style:text-properties style:use-window-font-color="true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Default" style:family="paragraph">
      <style:text-properties style:use-window-font-color="true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Default" style:family="paragraph">
      <style:text-properties style:use-window-font-color="true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Default" style:family="paragraph">
      <style:text-properties style:use-window-font-color="true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Default" style:family="paragraph">
      <style:text-properties style:use-window-font-color="true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Default" style:family="paragraph">
      <style:text-properties style:use-window-font-color="true"/>
    </style:style>
    <style:style style:name="P345" style:parent-style-name="Default" style:family="paragraph">
      <style:text-properties style:use-window-font-color="true"/>
    </style:style>
    <style:style style:name="P346" style:parent-style-name="Default" style:family="paragraph">
      <style:text-properties style:use-window-font-color="true"/>
    </style:style>
    <style:style style:name="P347" style:parent-style-name="Default" style:list-style-name="LFO4" style:family="paragraph">
      <style:text-properties style:use-window-font-color="true"/>
    </style:style>
    <style:style style:name="P348" style:parent-style-name="Default" style:list-style-name="LFO4" style:family="paragraph">
      <style:text-properties style:use-window-font-color="true"/>
    </style:style>
    <style:style style:name="TableColumn350" style:family="table-column">
      <style:table-column-properties style:column-width="6.3979in"/>
    </style:style>
    <style:style style:name="Table349" style:family="table">
      <style:table-properties style:width="6.3979in" fo:margin-left="0.3708in" table:align="left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Default" style:family="paragraph">
      <style:text-properties style:use-window-font-color="true"/>
    </style:style>
    <style:style style:name="P354" style:parent-style-name="Default" style:family="paragraph">
      <style:text-properties style:use-window-font-color="true"/>
    </style:style>
    <style:style style:name="P355" style:parent-style-name="Default" style:family="paragraph">
      <style:text-properties style:use-window-font-color="true"/>
    </style:style>
    <style:style style:name="P356" style:parent-style-name="Default" style:family="paragraph">
      <style:paragraph-properties fo:break-before="page"/>
      <style:text-properties style:use-window-font-color="true"/>
    </style:style>
    <style:style style:name="TableColumn358" style:family="table-column">
      <style:table-column-properties style:column-width="1.4534in" style:use-optimal-column-width="false"/>
    </style:style>
    <style:style style:name="TableColumn359" style:family="table-column">
      <style:table-column-properties style:column-width="1.575in" style:use-optimal-column-width="false"/>
    </style:style>
    <style:style style:name="TableColumn360" style:family="table-column">
      <style:table-column-properties style:column-width="3.7402in" style:use-optimal-column-width="false"/>
    </style:style>
    <style:style style:name="Table357" style:family="table">
      <style:table-properties style:width="6.7687in" fo:margin-left="0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Default" style:family="paragraph">
      <style:text-properties style:use-window-font-color="true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P366" style:parent-style-name="Default" style:family="paragraph">
      <style:text-properties style:use-window-font-color="true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Default" style:family="paragraph">
      <style:text-properties style:use-window-font-color="true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Default" style:family="paragraph">
      <style:text-properties style:use-window-font-color="true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Default" style:family="paragraph">
      <style:text-properties style:use-window-font-color="true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Default" style:family="paragraph">
      <style:text-properties style:use-window-font-color="true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Default" style:family="paragraph">
      <style:text-properties style:use-window-font-color="true"/>
    </style:style>
    <style:style style:name="TableCell379" style:family="table-cell">
      <style:table-cell-properties fo:border="0.0069in solid #000000" fo:padding-top="0in" fo:padding-left="0.075in" fo:padding-bottom="0in" fo:padding-right="0.075in"/>
    </style:style>
    <style:style style:name="P380" style:parent-style-name="Default" style:family="paragraph">
      <style:text-properties style:use-window-font-color="true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P383" style:parent-style-name="Default" style:family="paragraph">
      <style:text-properties style:use-window-font-color="true"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P385" style:parent-style-name="Default" style:family="paragraph">
      <style:text-properties style:use-window-font-color="true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Default" style:family="paragraph">
      <style:text-properties style:use-window-font-color="true"/>
    </style:style>
    <style:style style:name="P388" style:parent-style-name="Default" style:family="paragraph">
      <style:text-properties style:use-window-font-color="true"/>
    </style:style>
    <style:style style:name="P389" style:parent-style-name="Default" style:family="paragraph">
      <style:text-properties style:use-window-font-color="true"/>
    </style:style>
    <style:style style:name="P390" style:parent-style-name="Default" style:list-style-name="LFO5" style:family="paragraph">
      <style:text-properties style:use-window-font-color="true"/>
    </style:style>
    <style:style style:name="P391" style:parent-style-name="Default" style:list-style-name="LFO5" style:family="paragraph">
      <style:text-properties style:use-window-font-color="true"/>
    </style:style>
    <style:style style:name="TableColumn393" style:family="table-column">
      <style:table-column-properties style:column-width="5.3152in"/>
    </style:style>
    <style:style style:name="Table392" style:family="table">
      <style:table-properties style:width="5.3152in" fo:margin-left="0.3708in" table:align="left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Default" style:family="paragraph">
      <style:text-properties style:use-window-font-color="true"/>
    </style:style>
    <style:style style:name="P397" style:parent-style-name="Default" style:family="paragraph">
      <style:text-properties style:use-window-font-color="true"/>
    </style:style>
    <style:style style:name="P398" style:parent-style-name="Default" style:family="paragraph">
      <style:text-properties style:use-window-font-color="true"/>
    </style:style>
    <style:style style:name="P399" style:parent-style-name="Default" style:family="paragraph">
      <style:text-properties style:use-window-font-color="true"/>
    </style:style>
    <style:style style:name="P400" style:parent-style-name="Default" style:family="paragraph">
      <style:paragraph-properties fo:break-before="page"/>
      <style:text-properties style:use-window-font-color="true"/>
    </style:style>
    <style:style style:name="TableColumn402" style:family="table-column">
      <style:table-column-properties style:column-width="1.9458in" style:use-optimal-column-width="false"/>
    </style:style>
    <style:style style:name="TableColumn403" style:family="table-column">
      <style:table-column-properties style:column-width="1.2791in" style:use-optimal-column-width="false"/>
    </style:style>
    <style:style style:name="TableColumn404" style:family="table-column">
      <style:table-column-properties style:column-width="3.5437in" style:use-optimal-column-width="false"/>
    </style:style>
    <style:style style:name="Table401" style:family="table">
      <style:table-properties style:width="6.7687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Default" style:family="paragraph">
      <style:text-properties style:use-window-font-color="true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Default" style:family="paragraph">
      <style:text-properties style:use-window-font-color="true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Default" style:family="paragraph">
      <style:text-properties style:use-window-font-color="true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Default" style:family="paragraph">
      <style:text-properties style:use-window-font-color="true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Default" style:family="paragraph">
      <style:text-properties style:use-window-font-color="true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0" fo:padding-top="0in" fo:padding-left="0.075in" fo:padding-bottom="0in" fo:padding-right="0.075in"/>
    </style:style>
    <style:style style:name="P420" style:parent-style-name="Default" style:family="paragraph">
      <style:text-properties style:use-window-font-color="true"/>
    </style:style>
    <style:style style:name="TableCell421" style:family="table-cell">
      <style:table-cell-properties fo:border="0.0069in solid #000000" fo:padding-top="0in" fo:padding-left="0.075in" fo:padding-bottom="0in" fo:padding-right="0.075in"/>
    </style:style>
    <style:style style:name="P422" style:parent-style-name="Default" style:family="paragraph">
      <style:text-properties style:use-window-font-color="true"/>
    </style:style>
    <style:style style:name="TableCell423" style:family="table-cell">
      <style:table-cell-properties fo:border="0.0069in solid #000000" fo:padding-top="0in" fo:padding-left="0.075in" fo:padding-bottom="0in" fo:padding-right="0.075in"/>
    </style:style>
    <style:style style:name="P424" style:parent-style-name="Default" style:family="paragraph">
      <style:text-properties style:use-window-font-color="true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fo:padding-top="0in" fo:padding-left="0.075in" fo:padding-bottom="0in" fo:padding-right="0.075in"/>
    </style:style>
    <style:style style:name="P427" style:parent-style-name="Default" style:family="paragraph">
      <style:text-properties style:use-window-font-color="true"/>
    </style:style>
    <style:style style:name="TableCell428" style:family="table-cell">
      <style:table-cell-properties fo:border="0.0069in solid #000000" fo:padding-top="0in" fo:padding-left="0.075in" fo:padding-bottom="0in" fo:padding-right="0.075in"/>
    </style:style>
    <style:style style:name="P429" style:parent-style-name="Default" style:family="paragraph">
      <style:text-properties style:use-window-font-color="true"/>
    </style:style>
    <style:style style:name="TableCell430" style:family="table-cell">
      <style:table-cell-properties fo:border="0.0069in solid #000000" fo:padding-top="0in" fo:padding-left="0.075in" fo:padding-bottom="0in" fo:padding-right="0.075in"/>
    </style:style>
    <style:style style:name="P431" style:parent-style-name="Default" style:family="paragraph">
      <style:text-properties style:use-window-font-color="true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Default" style:family="paragraph">
      <style:text-properties style:use-window-font-color="true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Default" style:family="paragraph">
      <style:text-properties style:use-window-font-color="true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Default" style:family="paragraph">
      <style:text-properties style:use-window-font-color="true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P441" style:parent-style-name="Default" style:family="paragraph">
      <style:text-properties style:use-window-font-color="true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Default" style:family="paragraph">
      <style:text-properties style:use-window-font-color="true"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P445" style:parent-style-name="Default" style:family="paragraph">
      <style:text-properties style:use-window-font-color="true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Default" style:family="paragraph">
      <style:text-properties style:use-window-font-color="true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Default" style:family="paragraph">
      <style:text-properties style:use-window-font-color="true"/>
    </style:style>
    <style:style style:name="TableCell451" style:family="table-cell">
      <style:table-cell-properties fo:border="0.0069in solid #000000" fo:padding-top="0in" fo:padding-left="0.075in" fo:padding-bottom="0in" fo:padding-right="0.075in"/>
    </style:style>
    <style:style style:name="P452" style:parent-style-name="Default" style:family="paragraph">
      <style:text-properties style:use-window-font-color="true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P455" style:parent-style-name="Default" style:family="paragraph">
      <style:text-properties style:use-window-font-color="true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Default" style:family="paragraph">
      <style:text-properties style:use-window-font-color="true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Default" style:family="paragraph">
      <style:text-properties style:use-window-font-color="true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P462" style:parent-style-name="Default" style:family="paragraph">
      <style:text-properties style:use-window-font-color="true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Default" style:family="paragraph">
      <style:text-properties style:use-window-font-color="true"/>
    </style:style>
    <style:style style:name="TableCell465" style:family="table-cell">
      <style:table-cell-properties fo:border="0.0069in solid #000000" fo:padding-top="0in" fo:padding-left="0.075in" fo:padding-bottom="0in" fo:padding-right="0.075in"/>
    </style:style>
    <style:style style:name="P466" style:parent-style-name="Default" style:family="paragraph">
      <style:text-properties style:use-window-font-color="true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Default" style:family="paragraph">
      <style:text-properties style:use-window-font-color="true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Default" style:family="paragraph">
      <style:text-properties style:use-window-font-color="true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Default" style:family="paragraph">
      <style:text-properties style:use-window-font-color="true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Default" style:family="paragraph">
      <style:text-properties style:use-window-font-color="true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Default" style:family="paragraph">
      <style:text-properties style:use-window-font-color="true"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P480" style:parent-style-name="Default" style:family="paragraph">
      <style:text-properties style:use-window-font-color="true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fo:padding-top="0in" fo:padding-left="0.075in" fo:padding-bottom="0in" fo:padding-right="0.075in"/>
    </style:style>
    <style:style style:name="P483" style:parent-style-name="Default" style:family="paragraph">
      <style:text-properties style:use-window-font-color="true"/>
    </style:style>
    <style:style style:name="TableCell484" style:family="table-cell">
      <style:table-cell-properties fo:border="0.0069in solid #000000" fo:padding-top="0in" fo:padding-left="0.075in" fo:padding-bottom="0in" fo:padding-right="0.075in"/>
    </style:style>
    <style:style style:name="P485" style:parent-style-name="Default" style:family="paragraph">
      <style:text-properties style:use-window-font-color="true"/>
    </style:style>
    <style:style style:name="TableCell486" style:family="table-cell">
      <style:table-cell-properties fo:border="0.0069in solid #000000" fo:padding-top="0in" fo:padding-left="0.075in" fo:padding-bottom="0in" fo:padding-right="0.075in"/>
    </style:style>
    <style:style style:name="P487" style:parent-style-name="Default" style:family="paragraph">
      <style:text-properties style:use-window-font-color="true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Default" style:family="paragraph">
      <style:text-properties style:use-window-font-color="true"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Default" style:family="paragraph">
      <style:text-properties style:use-window-font-color="true"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Default" style:family="paragraph">
      <style:text-properties style:use-window-font-color="true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000000" fo:padding-top="0in" fo:padding-left="0.075in" fo:padding-bottom="0in" fo:padding-right="0.075in"/>
    </style:style>
    <style:style style:name="P497" style:parent-style-name="Default" style:family="paragraph">
      <style:text-properties style:use-window-font-color="true"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Default" style:family="paragraph">
      <style:text-properties style:use-window-font-color="true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Default" style:family="paragraph">
      <style:text-properties style:use-window-font-color="true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Default" style:family="paragraph">
      <style:text-properties style:use-window-font-color="true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Default" style:family="paragraph">
      <style:text-properties style:use-window-font-color="true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Default" style:family="paragraph">
      <style:text-properties style:use-window-font-color="true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fo:padding-top="0in" fo:padding-left="0.075in" fo:padding-bottom="0in" fo:padding-right="0.075in"/>
    </style:style>
    <style:style style:name="P511" style:parent-style-name="Default" style:family="paragraph">
      <style:text-properties style:use-window-font-color="true"/>
    </style:style>
    <style:style style:name="TableCell512" style:family="table-cell">
      <style:table-cell-properties fo:border="0.0069in solid #000000" fo:padding-top="0in" fo:padding-left="0.075in" fo:padding-bottom="0in" fo:padding-right="0.075in"/>
    </style:style>
    <style:style style:name="P513" style:parent-style-name="Default" style:family="paragraph">
      <style:text-properties style:use-window-font-color="true"/>
    </style:style>
    <style:style style:name="TableCell514" style:family="table-cell">
      <style:table-cell-properties fo:border="0.0069in solid #000000" fo:padding-top="0in" fo:padding-left="0.075in" fo:padding-bottom="0in" fo:padding-right="0.075in"/>
    </style:style>
    <style:style style:name="P515" style:parent-style-name="Default" style:family="paragraph">
      <style:text-properties style:use-window-font-color="true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P518" style:parent-style-name="Default" style:family="paragraph">
      <style:text-properties style:use-window-font-color="true"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P520" style:parent-style-name="Default" style:family="paragraph">
      <style:text-properties style:use-window-font-color="true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P522" style:parent-style-name="Default" style:family="paragraph">
      <style:text-properties style:use-window-font-color="true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P525" style:parent-style-name="Default" style:family="paragraph">
      <style:text-properties style:use-window-font-color="true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Default" style:family="paragraph">
      <style:text-properties style:use-window-font-color="true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Default" style:family="paragraph">
      <style:text-properties style:use-window-font-color="true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fo:padding-top="0in" fo:padding-left="0.075in" fo:padding-bottom="0in" fo:padding-right="0.075in"/>
    </style:style>
    <style:style style:name="P532" style:parent-style-name="Default" style:family="paragraph">
      <style:text-properties style:use-window-font-color="true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Default" style:family="paragraph">
      <style:text-properties style:use-window-font-color="true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Default" style:family="paragraph">
      <style:text-properties style:use-window-font-color="true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fo:padding-top="0in" fo:padding-left="0.075in" fo:padding-bottom="0in" fo:padding-right="0.075in"/>
    </style:style>
    <style:style style:name="P539" style:parent-style-name="Default" style:family="paragraph">
      <style:text-properties style:use-window-font-color="true"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P541" style:parent-style-name="Default" style:family="paragraph">
      <style:text-properties style:use-window-font-color="true"/>
    </style:style>
    <style:style style:name="TableCell542" style:family="table-cell">
      <style:table-cell-properties fo:border="0.0069in solid #000000" fo:padding-top="0in" fo:padding-left="0.075in" fo:padding-bottom="0in" fo:padding-right="0.075in"/>
    </style:style>
    <style:style style:name="P543" style:parent-style-name="Default" style:family="paragraph">
      <style:text-properties style:use-window-font-color="true"/>
    </style:style>
    <style:style style:name="P544" style:parent-style-name="Default" style:family="paragraph">
      <style:text-properties style:use-window-font-color="true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069in solid #000000" fo:padding-top="0in" fo:padding-left="0.075in" fo:padding-bottom="0in" fo:padding-right="0.075in"/>
    </style:style>
    <style:style style:name="P547" style:parent-style-name="Default" style:family="paragraph">
      <style:text-properties style:use-window-font-color="true"/>
    </style:style>
    <style:style style:name="TableCell548" style:family="table-cell">
      <style:table-cell-properties fo:border="0.0069in solid #000000" fo:padding-top="0in" fo:padding-left="0.075in" fo:padding-bottom="0in" fo:padding-right="0.075in"/>
    </style:style>
    <style:style style:name="P549" style:parent-style-name="Default" style:family="paragraph">
      <style:text-properties style:use-window-font-color="true"/>
    </style:style>
    <style:style style:name="TableCell550" style:family="table-cell">
      <style:table-cell-properties fo:border="0.0069in solid #000000" fo:padding-top="0in" fo:padding-left="0.075in" fo:padding-bottom="0in" fo:padding-right="0.075in"/>
    </style:style>
    <style:style style:name="P551" style:parent-style-name="Default" style:family="paragraph">
      <style:text-properties style:use-window-font-color="true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fo:padding-top="0in" fo:padding-left="0.075in" fo:padding-bottom="0in" fo:padding-right="0.075in"/>
    </style:style>
    <style:style style:name="P554" style:parent-style-name="Default" style:family="paragraph">
      <style:text-properties style:use-window-font-color="true"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Default" style:family="paragraph">
      <style:text-properties style:use-window-font-color="true"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Default" style:family="paragraph">
      <style:text-properties style:use-window-font-color="true"/>
    </style:style>
    <style:style style:name="P559" style:parent-style-name="Default" style:family="paragraph">
      <style:text-properties style:use-window-font-color="true"/>
    </style:style>
    <style:style style:name="P560" style:parent-style-name="Default" style:family="paragraph">
      <style:text-properties style:use-window-font-color="true"/>
    </style:style>
    <style:style style:name="P561" style:parent-style-name="Default" style:list-style-name="LFO7" style:family="paragraph">
      <style:text-properties style:use-window-font-color="true"/>
    </style:style>
    <style:style style:name="P562" style:parent-style-name="Default" style:list-style-name="LFO7" style:family="paragraph">
      <style:text-properties style:use-window-font-color="true"/>
    </style:style>
    <style:style style:name="P563" style:parent-style-name="Default" style:list-style-name="LFO7" style:family="paragraph">
      <style:text-properties style:use-window-font-color="true"/>
    </style:style>
    <style:style style:name="TableColumn565" style:family="table-column">
      <style:table-column-properties style:column-width="7.8166in"/>
    </style:style>
    <style:style style:name="Table564" style:family="table">
      <style:table-properties style:width="7.5798in" fo:margin-left="-0.4173in" table:align="left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fo:padding-top="0in" fo:padding-left="0.075in" fo:padding-bottom="0in" fo:padding-right="0.075in"/>
    </style:style>
    <style:style style:name="P568" style:parent-style-name="Default" style:family="paragraph">
      <style:text-properties style:use-window-font-color="true"/>
    </style:style>
    <style:style style:name="P569" style:parent-style-name="Default" style:family="paragraph">
      <style:text-properties style:use-window-font-color="true"/>
    </style:style>
    <style:style style:name="P570" style:parent-style-name="Default" style:family="paragraph">
      <style:text-properties style:use-window-font-color="true"/>
    </style:style>
    <style:style style:name="P571" style:parent-style-name="Default" style:family="paragraph">
      <style:text-properties style:use-window-font-color="true"/>
    </style:style>
    <style:style style:name="P572" style:parent-style-name="Default" style:family="paragraph">
      <style:text-properties style:use-window-font-color="true"/>
    </style:style>
    <style:style style:name="P573" style:parent-style-name="Default" style:family="paragraph">
      <style:text-properties style:use-window-font-color="true"/>
    </style:style>
    <style:style style:name="P574" style:parent-style-name="Default" style:family="paragraph">
      <style:text-properties style:use-window-font-color="true"/>
    </style:style>
    <style:style style:name="P575" style:parent-style-name="Default" style:family="paragraph">
      <style:text-properties style:use-window-font-color="true"/>
    </style:style>
    <style:style style:name="P576" style:parent-style-name="Default" style:family="paragraph">
      <style:text-properties style:use-window-font-color="true"/>
    </style:style>
    <style:style style:name="P577" style:parent-style-name="Default" style:family="paragraph">
      <style:text-properties style:use-window-font-color="true"/>
    </style:style>
    <style:style style:name="P578" style:parent-style-name="Default" style:family="paragraph">
      <style:text-properties style:use-window-font-color="true"/>
    </style:style>
    <style:style style:name="P579" style:parent-style-name="Default" style:family="paragraph">
      <style:paragraph-properties fo:break-before="page"/>
      <style:text-properties style:use-window-font-color="true"/>
    </style:style>
    <style:style style:name="TableColumn581" style:family="table-column">
      <style:table-column-properties style:column-width="1.4534in" style:use-optimal-column-width="false"/>
    </style:style>
    <style:style style:name="TableColumn582" style:family="table-column">
      <style:table-column-properties style:column-width="1.575in" style:use-optimal-column-width="false"/>
    </style:style>
    <style:style style:name="TableColumn583" style:family="table-column">
      <style:table-column-properties style:column-width="3.7402in" style:use-optimal-column-width="false"/>
    </style:style>
    <style:style style:name="Table580" style:family="table">
      <style:table-properties style:width="6.7687in" fo:margin-left="0in" table:align="lef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Default" style:family="paragraph">
      <style:text-properties style:use-window-font-color="true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fo:padding-top="0in" fo:padding-left="0.075in" fo:padding-bottom="0in" fo:padding-right="0.075in"/>
    </style:style>
    <style:style style:name="P589" style:parent-style-name="Default" style:family="paragraph">
      <style:text-properties style:use-window-font-color="true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0.0069in solid #000000" fo:padding-top="0in" fo:padding-left="0.075in" fo:padding-bottom="0in" fo:padding-right="0.075in"/>
    </style:style>
    <style:style style:name="P592" style:parent-style-name="Default" style:family="paragraph">
      <style:text-properties style:use-window-font-color="true"/>
    </style:style>
    <style:style style:name="TableCell593" style:family="table-cell">
      <style:table-cell-properties fo:border="0.0069in solid #000000" fo:padding-top="0in" fo:padding-left="0.075in" fo:padding-bottom="0in" fo:padding-right="0.075in"/>
    </style:style>
    <style:style style:name="P594" style:parent-style-name="Default" style:family="paragraph">
      <style:text-properties style:use-window-font-color="true"/>
    </style:style>
    <style:style style:name="TableCell595" style:family="table-cell">
      <style:table-cell-properties fo:border="0.0069in solid #000000" fo:padding-top="0in" fo:padding-left="0.075in" fo:padding-bottom="0in" fo:padding-right="0.075in"/>
    </style:style>
    <style:style style:name="P596" style:parent-style-name="Default" style:family="paragraph">
      <style:text-properties style:use-window-font-color="true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fo:padding-top="0in" fo:padding-left="0.075in" fo:padding-bottom="0in" fo:padding-right="0.075in"/>
    </style:style>
    <style:style style:name="P599" style:parent-style-name="Default" style:family="paragraph">
      <style:text-properties style:use-window-font-color="true"/>
    </style:style>
    <style:style style:name="TableCell600" style:family="table-cell">
      <style:table-cell-properties fo:border="0.0069in solid #000000" fo:padding-top="0in" fo:padding-left="0.075in" fo:padding-bottom="0in" fo:padding-right="0.075in"/>
    </style:style>
    <style:style style:name="P601" style:parent-style-name="Default" style:family="paragraph">
      <style:text-properties style:use-window-font-color="true"/>
    </style:style>
    <style:style style:name="TableCell602" style:family="table-cell">
      <style:table-cell-properties fo:border="0.0069in solid #000000" fo:padding-top="0in" fo:padding-left="0.075in" fo:padding-bottom="0in" fo:padding-right="0.075in"/>
    </style:style>
    <style:style style:name="P603" style:parent-style-name="Default" style:family="paragraph">
      <style:text-properties style:use-window-font-color="true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Default" style:family="paragraph">
      <style:text-properties style:use-window-font-color="true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Default" style:family="paragraph">
      <style:text-properties style:use-window-font-color="true"/>
    </style:style>
    <style:style style:name="TableCell609" style:family="table-cell">
      <style:table-cell-properties fo:border="0.0069in solid #000000" fo:padding-top="0in" fo:padding-left="0.075in" fo:padding-bottom="0in" fo:padding-right="0.075in"/>
    </style:style>
    <style:style style:name="P610" style:parent-style-name="Default" style:family="paragraph">
      <style:text-properties style:use-window-font-color="true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0" fo:padding-top="0in" fo:padding-left="0.075in" fo:padding-bottom="0in" fo:padding-right="0.075in"/>
    </style:style>
    <style:style style:name="P613" style:parent-style-name="Default" style:family="paragraph">
      <style:text-properties style:use-window-font-color="true"/>
    </style:style>
    <style:style style:name="TableCell614" style:family="table-cell">
      <style:table-cell-properties fo:border="0.0069in solid #000000" fo:padding-top="0in" fo:padding-left="0.075in" fo:padding-bottom="0in" fo:padding-right="0.075in"/>
    </style:style>
    <style:style style:name="P615" style:parent-style-name="Default" style:family="paragraph">
      <style:text-properties style:use-window-font-color="true"/>
    </style:style>
    <style:style style:name="TableCell616" style:family="table-cell">
      <style:table-cell-properties fo:border="0.0069in solid #000000" fo:padding-top="0in" fo:padding-left="0.075in" fo:padding-bottom="0in" fo:padding-right="0.075in"/>
    </style:style>
    <style:style style:name="P617" style:parent-style-name="Default" style:family="paragraph">
      <style:text-properties style:use-window-font-color="true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069in solid #000000" fo:padding-top="0in" fo:padding-left="0.075in" fo:padding-bottom="0in" fo:padding-right="0.075in"/>
    </style:style>
    <style:style style:name="P620" style:parent-style-name="Default" style:family="paragraph">
      <style:text-properties style:use-window-font-color="true"/>
    </style:style>
    <style:style style:name="TableCell621" style:family="table-cell">
      <style:table-cell-properties fo:border="0.0069in solid #000000" fo:padding-top="0in" fo:padding-left="0.075in" fo:padding-bottom="0in" fo:padding-right="0.075in"/>
    </style:style>
    <style:style style:name="P622" style:parent-style-name="Default" style:family="paragraph">
      <style:text-properties style:use-window-font-color="true"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Default" style:family="paragraph">
      <style:text-properties style:use-window-font-color="true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69in solid #000000" fo:padding-top="0in" fo:padding-left="0.075in" fo:padding-bottom="0in" fo:padding-right="0.075in"/>
    </style:style>
    <style:style style:name="P627" style:parent-style-name="Default" style:family="paragraph">
      <style:text-properties style:use-window-font-color="true"/>
    </style:style>
    <style:style style:name="TableCell628" style:family="table-cell">
      <style:table-cell-properties fo:border="0.0069in solid #000000" fo:padding-top="0in" fo:padding-left="0.075in" fo:padding-bottom="0in" fo:padding-right="0.075in"/>
    </style:style>
    <style:style style:name="P629" style:parent-style-name="Default" style:family="paragraph">
      <style:text-properties style:use-window-font-color="true"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Default" style:family="paragraph">
      <style:text-properties style:use-window-font-color="true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fo:padding-top="0in" fo:padding-left="0.075in" fo:padding-bottom="0in" fo:padding-right="0.075in"/>
    </style:style>
    <style:style style:name="P634" style:parent-style-name="Default" style:family="paragraph">
      <style:text-properties style:use-window-font-color="true"/>
    </style:style>
    <style:style style:name="TableCell635" style:family="table-cell">
      <style:table-cell-properties fo:border="0.0069in solid #000000" fo:padding-top="0in" fo:padding-left="0.075in" fo:padding-bottom="0in" fo:padding-right="0.075in"/>
    </style:style>
    <style:style style:name="P636" style:parent-style-name="Default" style:family="paragraph">
      <style:text-properties style:use-window-font-color="true"/>
    </style:style>
    <style:style style:name="TableCell637" style:family="table-cell">
      <style:table-cell-properties fo:border="0.0069in solid #000000" fo:padding-top="0in" fo:padding-left="0.075in" fo:padding-bottom="0in" fo:padding-right="0.075in"/>
    </style:style>
    <style:style style:name="P638" style:parent-style-name="Default" style:family="paragraph">
      <style:text-properties style:use-window-font-color="true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fo:padding-top="0in" fo:padding-left="0.075in" fo:padding-bottom="0in" fo:padding-right="0.075in"/>
    </style:style>
    <style:style style:name="P641" style:parent-style-name="Default" style:family="paragraph">
      <style:text-properties style:use-window-font-color="true"/>
    </style:style>
    <style:style style:name="TableCell642" style:family="table-cell">
      <style:table-cell-properties fo:border="0.0069in solid #000000" fo:padding-top="0in" fo:padding-left="0.075in" fo:padding-bottom="0in" fo:padding-right="0.075in"/>
    </style:style>
    <style:style style:name="P643" style:parent-style-name="Default" style:family="paragraph">
      <style:text-properties style:use-window-font-color="true"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Default" style:family="paragraph">
      <style:text-properties style:use-window-font-color="true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69in solid #000000" fo:padding-top="0in" fo:padding-left="0.075in" fo:padding-bottom="0in" fo:padding-right="0.075in"/>
    </style:style>
    <style:style style:name="P648" style:parent-style-name="Default" style:family="paragraph">
      <style:text-properties style:use-window-font-color="true"/>
    </style:style>
    <style:style style:name="TableCell649" style:family="table-cell">
      <style:table-cell-properties fo:border="0.0069in solid #000000" fo:padding-top="0in" fo:padding-left="0.075in" fo:padding-bottom="0in" fo:padding-right="0.075in"/>
    </style:style>
    <style:style style:name="P650" style:parent-style-name="Default" style:family="paragraph">
      <style:text-properties style:use-window-font-color="true"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Default" style:family="paragraph">
      <style:text-properties style:use-window-font-color="true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fo:padding-top="0in" fo:padding-left="0.075in" fo:padding-bottom="0in" fo:padding-right="0.075in"/>
    </style:style>
    <style:style style:name="P655" style:parent-style-name="Default" style:family="paragraph">
      <style:text-properties style:use-window-font-color="true"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Default" style:family="paragraph">
      <style:text-properties style:use-window-font-color="true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Default" style:family="paragraph">
      <style:text-properties style:use-window-font-color="true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fo:padding-top="0in" fo:padding-left="0.075in" fo:padding-bottom="0in" fo:padding-right="0.075in"/>
    </style:style>
    <style:style style:name="P662" style:parent-style-name="Default" style:family="paragraph">
      <style:text-properties style:use-window-font-color="true"/>
    </style:style>
    <style:style style:name="TableCell663" style:family="table-cell">
      <style:table-cell-properties fo:border="0.0069in solid #000000" fo:padding-top="0in" fo:padding-left="0.075in" fo:padding-bottom="0in" fo:padding-right="0.075in"/>
    </style:style>
    <style:style style:name="P664" style:parent-style-name="Default" style:family="paragraph">
      <style:text-properties style:use-window-font-color="true"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Default" style:family="paragraph">
      <style:text-properties style:use-window-font-color="true"/>
    </style:style>
    <style:style style:name="P667" style:parent-style-name="Default" style:family="paragraph">
      <style:text-properties style:use-window-font-color="true"/>
    </style:style>
    <style:style style:name="P668" style:parent-style-name="Default" style:family="paragraph">
      <style:text-properties style:use-window-font-color="true"/>
    </style:style>
    <style:style style:name="P669" style:parent-style-name="Default" style:list-style-name="LFO8" style:family="paragraph">
      <style:text-properties style:use-window-font-color="true"/>
    </style:style>
    <style:style style:name="P670" style:parent-style-name="Default" style:list-style-name="LFO8" style:family="paragraph">
      <style:text-properties style:use-window-font-color="true"/>
    </style:style>
    <style:style style:name="P671" style:parent-style-name="Default" style:list-style-name="LFO8" style:family="paragraph">
      <style:text-properties style:use-window-font-color="true"/>
    </style:style>
    <style:style style:name="TableColumn673" style:family="table-column">
      <style:table-column-properties style:column-width="6.8909in"/>
    </style:style>
    <style:style style:name="Table672" style:family="table">
      <style:table-properties style:width="6.8909in" fo:margin-left="0.1736in" table:align="left"/>
    </style:style>
    <style:style style:name="TableRow674" style:family="table-row">
      <style:table-row-properties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Default" style:family="paragraph">
      <style:text-properties style:use-window-font-color="true"/>
    </style:style>
    <style:style style:name="P677" style:parent-style-name="Default" style:family="paragraph">
      <style:text-properties style:use-window-font-color="true"/>
    </style:style>
    <style:style style:name="P678" style:parent-style-name="Default" style:family="paragraph">
      <style:text-properties style:use-window-font-color="true"/>
    </style:style>
    <style:style style:name="P679" style:parent-style-name="Default" style:family="paragraph">
      <style:text-properties style:use-window-font-color="true"/>
    </style:style>
    <style:style style:name="P680" style:parent-style-name="Default" style:family="paragraph">
      <style:text-properties style:use-window-font-color="true"/>
    </style:style>
    <style:style style:name="P681" style:parent-style-name="Default" style:family="paragraph">
      <style:text-properties style:use-window-font-color="true"/>
    </style:style>
    <style:style style:name="P682" style:parent-style-name="Default" style:family="paragraph">
      <style:text-properties style:use-window-font-color="true"/>
    </style:style>
    <style:style style:name="P683" style:parent-style-name="Default" style:family="paragraph">
      <style:text-properties style:use-window-font-color="true"/>
    </style:style>
    <style:style style:name="P684" style:parent-style-name="Default" style:family="paragraph">
      <style:text-properties style:use-window-font-color="true"/>
    </style:style>
    <style:style style:name="P685" style:parent-style-name="Default" style:family="paragraph">
      <style:text-properties style:use-window-font-color="true"/>
    </style:style>
    <style:style style:name="P686" style:parent-style-name="Default" style:family="paragraph">
      <style:text-properties style:use-window-font-color="true"/>
    </style:style>
    <style:style style:name="P687" style:parent-style-name="Default" style:family="paragraph">
      <style:text-properties style:use-window-font-color="true"/>
    </style:style>
    <style:style style:name="P688" style:parent-style-name="Default" style:family="paragraph">
      <style:text-properties style:use-window-font-color="true"/>
    </style:style>
    <style:style style:name="P689" style:parent-style-name="Default" style:family="paragraph">
      <style:text-properties style:use-window-font-color="true"/>
    </style:style>
    <style:style style:name="P690" style:parent-style-name="Default" style:family="paragraph">
      <style:text-properties style:use-window-font-color="true"/>
    </style:style>
    <style:style style:name="P691" style:parent-style-name="Default" style:family="paragraph">
      <style:text-properties style:use-window-font-color="true"/>
    </style:style>
    <style:style style:name="P692" style:parent-style-name="Default" style:family="paragraph">
      <style:text-properties style:use-window-font-color="true"/>
    </style:style>
    <style:style style:name="P693" style:parent-style-name="Default" style:family="paragraph">
      <style:paragraph-properties fo:break-before="page"/>
      <style:text-properties style:use-window-font-color="true"/>
    </style:style>
    <style:style style:name="TableColumn695" style:family="table-column">
      <style:table-column-properties style:column-width="1.4534in" style:use-optimal-column-width="false"/>
    </style:style>
    <style:style style:name="TableColumn696" style:family="table-column">
      <style:table-column-properties style:column-width="1.575in" style:use-optimal-column-width="false"/>
    </style:style>
    <style:style style:name="TableColumn697" style:family="table-column">
      <style:table-column-properties style:column-width="3.7402in" style:use-optimal-column-width="false"/>
    </style:style>
    <style:style style:name="Table694" style:family="table">
      <style:table-properties style:width="6.7687in" fo:margin-left="0in" table:align="lef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P700" style:parent-style-name="Default" style:family="paragraph">
      <style:text-properties style:use-window-font-color="true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Default" style:family="paragraph">
      <style:text-properties style:use-window-font-color="true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fo:padding-top="0in" fo:padding-left="0.075in" fo:padding-bottom="0in" fo:padding-right="0.075in"/>
    </style:style>
    <style:style style:name="P706" style:parent-style-name="Default" style:family="paragraph">
      <style:text-properties style:use-window-font-color="true"/>
    </style:style>
    <style:style style:name="TableCell707" style:family="table-cell">
      <style:table-cell-properties fo:border="0.0069in solid #000000" fo:padding-top="0in" fo:padding-left="0.075in" fo:padding-bottom="0in" fo:padding-right="0.075in"/>
    </style:style>
    <style:style style:name="P708" style:parent-style-name="Default" style:family="paragraph">
      <style:text-properties style:use-window-font-color="true"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Default" style:family="paragraph">
      <style:text-properties style:use-window-font-color="true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fo:padding-top="0in" fo:padding-left="0.075in" fo:padding-bottom="0in" fo:padding-right="0.075in"/>
    </style:style>
    <style:style style:name="P713" style:parent-style-name="Default" style:family="paragraph">
      <style:text-properties style:use-window-font-color="true"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Default" style:family="paragraph">
      <style:text-properties style:use-window-font-color="true"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Default" style:family="paragraph">
      <style:text-properties style:use-window-font-color="true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069in solid #000000" fo:padding-top="0in" fo:padding-left="0.075in" fo:padding-bottom="0in" fo:padding-right="0.075in"/>
    </style:style>
    <style:style style:name="P720" style:parent-style-name="Default" style:family="paragraph">
      <style:text-properties style:use-window-font-color="true"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Default" style:family="paragraph">
      <style:text-properties style:use-window-font-color="true"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Default" style:family="paragraph">
      <style:text-properties style:use-window-font-color="true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Default" style:family="paragraph">
      <style:text-properties style:use-window-font-color="true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Default" style:family="paragraph">
      <style:text-properties style:use-window-font-color="true"/>
    </style:style>
    <style:style style:name="TableCell730" style:family="table-cell">
      <style:table-cell-properties fo:border="0.0069in solid #000000" fo:padding-top="0in" fo:padding-left="0.075in" fo:padding-bottom="0in" fo:padding-right="0.075in"/>
    </style:style>
    <style:style style:name="P731" style:parent-style-name="Default" style:family="paragraph">
      <style:text-properties style:use-window-font-color="true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Default" style:family="paragraph">
      <style:text-properties style:use-window-font-color="true"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P736" style:parent-style-name="Default" style:family="paragraph">
      <style:text-properties style:use-window-font-color="true"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Default" style:family="paragraph">
      <style:text-properties style:use-window-font-color="true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fo:padding-top="0in" fo:padding-left="0.075in" fo:padding-bottom="0in" fo:padding-right="0.075in"/>
    </style:style>
    <style:style style:name="P741" style:parent-style-name="Default" style:family="paragraph">
      <style:text-properties style:use-window-font-color="true"/>
    </style:style>
    <style:style style:name="TableCell742" style:family="table-cell">
      <style:table-cell-properties fo:border="0.0069in solid #000000" fo:padding-top="0in" fo:padding-left="0.075in" fo:padding-bottom="0in" fo:padding-right="0.075in"/>
    </style:style>
    <style:style style:name="P743" style:parent-style-name="Default" style:family="paragraph">
      <style:text-properties style:use-window-font-color="true"/>
    </style:style>
    <style:style style:name="TableCell744" style:family="table-cell">
      <style:table-cell-properties fo:border="0.0069in solid #000000" fo:padding-top="0in" fo:padding-left="0.075in" fo:padding-bottom="0in" fo:padding-right="0.075in"/>
    </style:style>
    <style:style style:name="P745" style:parent-style-name="Default" style:family="paragraph">
      <style:text-properties style:use-window-font-color="true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P748" style:parent-style-name="Default" style:family="paragraph">
      <style:text-properties style:use-window-font-color="true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Default" style:family="paragraph">
      <style:text-properties style:use-window-font-color="true"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Default" style:family="paragraph">
      <style:text-properties style:use-window-font-color="true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fo:padding-top="0in" fo:padding-left="0.075in" fo:padding-bottom="0in" fo:padding-right="0.075in"/>
    </style:style>
    <style:style style:name="P755" style:parent-style-name="Default" style:family="paragraph">
      <style:text-properties style:use-window-font-color="true"/>
    </style:style>
    <style:style style:name="TableCell756" style:family="table-cell">
      <style:table-cell-properties fo:border="0.0069in solid #000000" fo:padding-top="0in" fo:padding-left="0.075in" fo:padding-bottom="0in" fo:padding-right="0.075in"/>
    </style:style>
    <style:style style:name="P757" style:parent-style-name="Default" style:family="paragraph">
      <style:text-properties style:use-window-font-color="true"/>
    </style:style>
    <style:style style:name="TableCell758" style:family="table-cell">
      <style:table-cell-properties fo:border="0.0069in solid #000000" fo:padding-top="0in" fo:padding-left="0.075in" fo:padding-bottom="0in" fo:padding-right="0.075in"/>
    </style:style>
    <style:style style:name="P759" style:parent-style-name="Default" style:family="paragraph">
      <style:text-properties style:use-window-font-color="true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fo:padding-top="0in" fo:padding-left="0.075in" fo:padding-bottom="0in" fo:padding-right="0.075in"/>
    </style:style>
    <style:style style:name="P762" style:parent-style-name="Default" style:family="paragraph">
      <style:text-properties style:use-window-font-color="true"/>
    </style:style>
    <style:style style:name="TableCell763" style:family="table-cell">
      <style:table-cell-properties fo:border="0.0069in solid #000000" fo:padding-top="0in" fo:padding-left="0.075in" fo:padding-bottom="0in" fo:padding-right="0.075in"/>
    </style:style>
    <style:style style:name="P764" style:parent-style-name="Default" style:family="paragraph">
      <style:text-properties style:use-window-font-color="true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Default" style:family="paragraph">
      <style:text-properties style:use-window-font-color="true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69in solid #000000" fo:padding-top="0in" fo:padding-left="0.075in" fo:padding-bottom="0in" fo:padding-right="0.075in"/>
    </style:style>
    <style:style style:name="P769" style:parent-style-name="Default" style:family="paragraph">
      <style:text-properties style:use-window-font-color="true"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Default" style:family="paragraph">
      <style:text-properties style:use-window-font-color="true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Default" style:family="paragraph">
      <style:text-properties style:use-window-font-color="true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Default" style:family="paragraph">
      <style:text-properties style:use-window-font-color="true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Default" style:family="paragraph">
      <style:text-properties style:use-window-font-color="true"/>
    </style:style>
    <style:style style:name="TableCell779" style:family="table-cell">
      <style:table-cell-properties fo:border="0.0069in solid #000000" fo:padding-top="0in" fo:padding-left="0.075in" fo:padding-bottom="0in" fo:padding-right="0.075in"/>
    </style:style>
    <style:style style:name="P780" style:parent-style-name="Default" style:family="paragraph">
      <style:text-properties style:use-window-font-color="true"/>
    </style:style>
    <style:style style:name="P781" style:parent-style-name="Default" style:family="paragraph">
      <style:text-properties style:use-window-font-color="true"/>
    </style:style>
    <style:style style:name="P782" style:parent-style-name="Default" style:family="paragraph">
      <style:text-properties style:use-window-font-color="true"/>
    </style:style>
    <style:style style:name="P783" style:parent-style-name="Default" style:list-style-name="LFO9" style:family="paragraph">
      <style:text-properties style:use-window-font-color="true"/>
    </style:style>
    <style:style style:name="P784" style:parent-style-name="Default" style:list-style-name="LFO9" style:family="paragraph">
      <style:text-properties style:use-window-font-color="true"/>
    </style:style>
    <style:style style:name="TableColumn786" style:family="table-column">
      <style:table-column-properties style:column-width="6.3in"/>
    </style:style>
    <style:style style:name="Table785" style:family="table">
      <style:table-properties style:width="6.3in" fo:margin-left="0.3708in" table:align="left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fo:padding-top="0in" fo:padding-left="0.075in" fo:padding-bottom="0in" fo:padding-right="0.075in"/>
    </style:style>
    <style:style style:name="P789" style:parent-style-name="Default" style:family="paragraph">
      <style:text-properties style:use-window-font-color="true"/>
    </style:style>
    <style:style style:name="P790" style:parent-style-name="Default" style:family="paragraph">
      <style:text-properties style:use-window-font-color="true"/>
    </style:style>
    <style:style style:name="P791" style:parent-style-name="Default" style:family="paragraph">
      <style:paragraph-properties fo:break-before="page"/>
      <style:text-properties style:use-window-font-color="true"/>
    </style:style>
    <style:style style:name="TableColumn793" style:family="table-column">
      <style:table-column-properties style:column-width="1.4534in" style:use-optimal-column-width="false"/>
    </style:style>
    <style:style style:name="TableColumn794" style:family="table-column">
      <style:table-column-properties style:column-width="1.575in" style:use-optimal-column-width="false"/>
    </style:style>
    <style:style style:name="TableColumn795" style:family="table-column">
      <style:table-column-properties style:column-width="3.7402in" style:use-optimal-column-width="false"/>
    </style:style>
    <style:style style:name="Table792" style:family="table">
      <style:table-properties style:width="6.7687in" fo:margin-left="0in" table:align="left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="0.0069in solid #000000" fo:padding-top="0in" fo:padding-left="0.075in" fo:padding-bottom="0in" fo:padding-right="0.075in"/>
    </style:style>
    <style:style style:name="P798" style:parent-style-name="Default" style:family="paragraph">
      <style:text-properties style:use-window-font-color="true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0.0069in solid #000000" fo:padding-top="0in" fo:padding-left="0.075in" fo:padding-bottom="0in" fo:padding-right="0.075in"/>
    </style:style>
    <style:style style:name="P801" style:parent-style-name="Default" style:family="paragraph">
      <style:text-properties style:use-window-font-color="true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fo:padding-top="0in" fo:padding-left="0.075in" fo:padding-bottom="0in" fo:padding-right="0.075in"/>
    </style:style>
    <style:style style:name="P804" style:parent-style-name="Default" style:family="paragraph">
      <style:text-properties style:use-window-font-color="true"/>
    </style:style>
    <style:style style:name="TableCell805" style:family="table-cell">
      <style:table-cell-properties fo:border="0.0069in solid #000000" fo:padding-top="0in" fo:padding-left="0.075in" fo:padding-bottom="0in" fo:padding-right="0.075in"/>
    </style:style>
    <style:style style:name="P806" style:parent-style-name="Default" style:family="paragraph">
      <style:text-properties style:use-window-font-color="true"/>
    </style:style>
    <style:style style:name="TableCell807" style:family="table-cell">
      <style:table-cell-properties fo:border="0.0069in solid #000000" fo:padding-top="0in" fo:padding-left="0.075in" fo:padding-bottom="0in" fo:padding-right="0.075in"/>
    </style:style>
    <style:style style:name="P808" style:parent-style-name="Default" style:family="paragraph">
      <style:text-properties style:use-window-font-color="true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Default" style:family="paragraph">
      <style:text-properties style:use-window-font-color="true"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Default" style:family="paragraph">
      <style:text-properties style:use-window-font-color="true"/>
    </style:style>
    <style:style style:name="TableCell814" style:family="table-cell">
      <style:table-cell-properties fo:border="0.0069in solid #000000" fo:padding-top="0in" fo:padding-left="0.075in" fo:padding-bottom="0in" fo:padding-right="0.075in"/>
    </style:style>
    <style:style style:name="P815" style:parent-style-name="Default" style:family="paragraph">
      <style:text-properties style:use-window-font-color="true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fo:padding-top="0in" fo:padding-left="0.075in" fo:padding-bottom="0in" fo:padding-right="0.075in"/>
    </style:style>
    <style:style style:name="P818" style:parent-style-name="Default" style:family="paragraph">
      <style:text-properties style:use-window-font-color="true"/>
    </style:style>
    <style:style style:name="TableCell819" style:family="table-cell">
      <style:table-cell-properties fo:border="0.0069in solid #000000" fo:padding-top="0in" fo:padding-left="0.075in" fo:padding-bottom="0in" fo:padding-right="0.075in"/>
    </style:style>
    <style:style style:name="P820" style:parent-style-name="Default" style:family="paragraph">
      <style:text-properties style:use-window-font-color="true"/>
    </style:style>
    <style:style style:name="TableCell821" style:family="table-cell">
      <style:table-cell-properties fo:border="0.0069in solid #000000" fo:padding-top="0in" fo:padding-left="0.075in" fo:padding-bottom="0in" fo:padding-right="0.075in"/>
    </style:style>
    <style:style style:name="P822" style:parent-style-name="Default" style:family="paragraph">
      <style:text-properties style:use-window-font-color="true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Default" style:family="paragraph">
      <style:text-properties style:use-window-font-color="true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Default" style:family="paragraph">
      <style:text-properties style:use-window-font-color="true"/>
    </style:style>
    <style:style style:name="TableCell828" style:family="table-cell">
      <style:table-cell-properties fo:border="0.0069in solid #000000" fo:padding-top="0in" fo:padding-left="0.075in" fo:padding-bottom="0in" fo:padding-right="0.075in"/>
    </style:style>
    <style:style style:name="P829" style:parent-style-name="Default" style:family="paragraph">
      <style:text-properties style:use-window-font-color="true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Default" style:family="paragraph">
      <style:text-properties style:use-window-font-color="true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Default" style:family="paragraph">
      <style:text-properties style:use-window-font-color="true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Default" style:family="paragraph">
      <style:text-properties style:use-window-font-color="true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0.0069in solid #000000" fo:padding-top="0in" fo:padding-left="0.075in" fo:padding-bottom="0in" fo:padding-right="0.075in"/>
    </style:style>
    <style:style style:name="P839" style:parent-style-name="Default" style:family="paragraph">
      <style:text-properties style:use-window-font-color="true"/>
    </style:style>
    <style:style style:name="TableCell840" style:family="table-cell">
      <style:table-cell-properties fo:border="0.0069in solid #000000" fo:padding-top="0in" fo:padding-left="0.075in" fo:padding-bottom="0in" fo:padding-right="0.075in"/>
    </style:style>
    <style:style style:name="P841" style:parent-style-name="Default" style:family="paragraph">
      <style:text-properties style:use-window-font-color="true"/>
    </style:style>
    <style:style style:name="TableCell842" style:family="table-cell">
      <style:table-cell-properties fo:border="0.0069in solid #000000" fo:padding-top="0in" fo:padding-left="0.075in" fo:padding-bottom="0in" fo:padding-right="0.075in"/>
    </style:style>
    <style:style style:name="P843" style:parent-style-name="Default" style:family="paragraph">
      <style:text-properties style:use-window-font-color="true"/>
    </style:style>
    <style:style style:name="P844" style:parent-style-name="Default" style:family="paragraph">
      <style:text-properties style:use-window-font-color="true"/>
    </style:style>
    <style:style style:name="P845" style:parent-style-name="Default" style:family="paragraph">
      <style:text-properties style:use-window-font-color="true"/>
    </style:style>
    <style:style style:name="P846" style:parent-style-name="Default" style:list-style-name="LFO10" style:family="paragraph">
      <style:text-properties style:use-window-font-color="true"/>
    </style:style>
    <style:style style:name="P847" style:parent-style-name="Default" style:list-style-name="LFO10" style:family="paragraph">
      <style:text-properties style:use-window-font-color="true"/>
    </style:style>
    <style:style style:name="TableColumn849" style:family="table-column">
      <style:table-column-properties style:column-width="5.9062in"/>
    </style:style>
    <style:style style:name="Table848" style:family="table">
      <style:table-properties style:width="5.9062in" fo:margin-left="0.3708in" table:align="left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Default" style:family="paragraph">
      <style:text-properties style:use-window-font-color="true"/>
    </style:style>
    <style:style style:name="P853" style:parent-style-name="Default" style:family="paragraph">
      <style:text-properties style:use-window-font-color="true"/>
    </style:style>
    <style:style style:name="P854" style:parent-style-name="Default" style:family="paragraph">
      <style:text-properties style:use-window-font-color="true"/>
    </style:style>
    <style:style style:name="P855" style:parent-style-name="Default" style:family="paragraph">
      <style:text-properties style:use-window-font-color="true"/>
    </style:style>
    <style:style style:name="P856" style:parent-style-name="Default" style:family="paragraph">
      <style:text-properties style:use-window-font-color="true"/>
    </style:style>
  </office:automatic-styles>
  <office:body>
    <office:text text:use-soft-page-breaks="true">
      <text:p text:style-name="P1"/>
      <text:p text:style-name="P9"/>
      <text:p text:style-name="P10">選舉資料庫轉檔格式說明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中華民國101年4月</text:span></text:p>
      <text:soft-page-break/>
      <text:p text:style-name="P23">修改記錄</text:p>
      <text:p text:style-name="內文"/>
      <text:p text:style-name="內文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版本</text:span></text:p>
          </table:table-cell>
          <table:table-cell table:style-name="TableCell39">
            <text:p text:style-name="P40"><text:span text:style-name="T41">日期</text:span></text:p>
          </table:table-cell>
          <table:table-cell table:style-name="TableCell42">
            <text:p text:style-name="P43">說明</text:p>
          </table:table-cell>
        </table:table-row>
        <table:table-row table:style-name="TableRow44">
          <table:table-cell table:style-name="TableCell45">
            <text:p text:style-name="P46">1</text:p>
          </table:table-cell>
          <table:table-cell table:style-name="TableCell47">
            <text:p text:style-name="P48">101/04/1</text:p>
          </table:table-cell>
          <table:table-cell table:style-name="TableCell49">
            <text:p text:style-name="P50">建立文件</text:p>
          </table:table-cell>
        </table:table-row>
        <table:table-row table:style-name="TableRow51">
          <table:table-cell table:style-name="TableCell52">
            <text:p text:style-name="P53">2</text:p>
          </table:table-cell>
          <table:table-cell table:style-name="TableCell54">
            <text:p text:style-name="P55">101/04/16</text:p>
          </table:table-cell>
          <table:table-cell table:style-name="TableCell56">
            <text:p text:style-name="P57">修正P.3 的資料格式與下方的範例不一致</text:p>
          </table:table-cell>
        </table:table-row>
        <table:table-row table:style-name="TableRow58">
          <table:table-cell table:style-name="TableCell59">
            <text:p text:style-name="P60">3</text:p>
          </table:table-cell>
          <table:table-cell table:style-name="TableCell61">
            <text:p text:style-name="P62">101/04/17</text:p>
          </table:table-cell>
          <table:table-cell table:style-name="TableCell63">
            <text:p text:style-name="P64">比照內政部的編碼標準，調整欄位：</text:p>
            <text:p text:style-name="P65">省市別(1)<text:s/>-&gt;<text:s/>省市別(2)</text:p>
            <text:p text:style-name="P66">縣市別(2)<text:s/>-&gt;<text:s/>縣市別(3)</text:p>
            <text:p text:style-name="P67">鄉鎮市區(2)<text:s/>-&gt;鄉鎮市區(3)</text:p>
          </table:table-cell>
        </table:table-row>
        <table:table-row table:style-name="TableRow68">
          <table:table-cell table:style-name="TableCell69">
            <text:p text:style-name="P70">4</text:p>
          </table:table-cell>
          <table:table-cell table:style-name="TableCell71">
            <text:p text:style-name="P72">101/04/19</text:p>
          </table:table-cell>
          <table:table-cell table:style-name="TableCell73">
            <text:p text:style-name="P74">elcand.csv、elrepm.csv，出生日期欄位由Var(7)改為Num(7)，並配合畫面顯示出生年，此欄位至少需填入三碼數字；年齡欄位若無資料須填0</text:p>
          </table:table-cell>
        </table:table-row>
      </table:table>
      <text:soft-page-break/>
      <text:p text:style-name="P75"><text:span text:style-name="T76">轉檔</text:span><text:span text:style-name="T77">檔案</text:span></text:p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檔案名稱</text:p>
          </table:table-cell>
          <table:table-cell table:style-name="TableCell85">
            <text:p text:style-name="P86">檔案說明</text:p>
          </table:table-cell>
          <table:table-cell table:style-name="TableCell87">
            <text:p text:style-name="P88">備註</text:p>
          </table:table-cell>
        </table:table-row>
        <table:table-row table:style-name="TableRow89">
          <table:table-cell table:style-name="TableCell90">
            <text:p text:style-name="P91">elbase.csv</text:p>
          </table:table-cell>
          <table:table-cell table:style-name="TableCell92">
            <text:p text:style-name="P93">行政區基本資料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elcand.csv</text:p>
          </table:table-cell>
          <table:table-cell table:style-name="TableCell99">
            <text:p text:style-name="P100">候選人基本資料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elpaty.csv</text:p>
          </table:table-cell>
          <table:table-cell table:style-name="TableCell106">
            <text:p text:style-name="P107">政黨基本資料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elprof.csv</text:p>
          </table:table-cell>
          <table:table-cell table:style-name="TableCell113">
            <text:p text:style-name="P114">選舉概況檔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elctks.csv</text:p>
          </table:table-cell>
          <table:table-cell table:style-name="TableCell120">
            <text:p text:style-name="P121">候選人得票檔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elrepm.csv</text:p>
          </table:table-cell>
          <table:table-cell table:style-name="TableCell127">
            <text:p text:style-name="P128">不分區政黨代表人基本檔</text:p>
          </table:table-cell>
          <table:table-cell table:style-name="TableCell129">
            <text:p text:style-name="內文"><text:span text:style-name="T130">只有不分區及僑居國外國民立委選舉才需要</text:span></text:p>
          </table:table-cell>
        </table:table-row>
        <table:table-row table:style-name="TableRow131">
          <table:table-cell table:style-name="TableCell132">
            <text:p text:style-name="P133">elretks.csv</text:p>
          </table:table-cell>
          <table:table-cell table:style-name="TableCell134">
            <text:p text:style-name="P135">不分區政黨得票檔</text:p>
          </table:table-cell>
          <table:table-cell table:style-name="TableCell136">
            <text:p text:style-name="內文"><text:span text:style-name="T137">只有不分區及僑居國外國民立委選舉才需要</text:span></text:p>
          </table:table-cell>
        </table:table-row>
      </table:table>
      <text:p text:style-name="P138">備註：</text:p>
      <text:list text:style-name="LFO1" text:continue-numbering="true">
        <text:list-item>
          <text:p text:style-name="P139">檔案內容編碼須為UTF-8編碼</text:p>
        </text:list-item>
        <text:list-item>
          <text:p text:style-name="P140">欄位間以逗號隔開</text:p>
        </text:list-item>
        <text:list-item>
          <text:p text:style-name="P141">檔案內容請勿使用逗點符號</text:p>
        </text:list-item>
      </text:list>
      <text:p text:style-name="P142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 table:number-columns-spanned="3">
            <text:p text:style-name="P149">檔案名稱:<text:s/>elbase.csv</text:p>
          </table:table-cell>
          <table:covered-table-cell/>
          <table:covered-table-cell/>
        </table:table-row>
        <table:table-row table:style-name="TableRow150">
          <table:table-cell table:style-name="TableCell151" table:number-columns-spanned="3">
            <text:p text:style-name="P152">檔案說明: 行政區基本資料</text:p>
          </table:table-cell>
          <table:covered-table-cell/>
          <table:covered-table-cell/>
        </table:table-row>
        <table:table-row table:style-name="TableRow153">
          <table:table-cell table:style-name="TableCell154">
            <text:p text:style-name="P155">欄位</text:p>
          </table:table-cell>
          <table:table-cell table:style-name="TableCell156">
            <text:p text:style-name="P157">資料格式</text:p>
          </table:table-cell>
          <table:table-cell table:style-name="TableCell158">
            <text:p text:style-name="P159">備註</text:p>
          </table:table-cell>
        </table:table-row>
        <table:table-row table:style-name="TableRow160">
          <table:table-cell table:style-name="TableCell161">
            <text:p text:style-name="P162">省市別</text:p>
          </table:table-cell>
          <table:table-cell table:style-name="TableCell163">
            <text:p text:style-name="P164">Var(2)</text:p>
          </table:table-cell>
          <table:table-cell table:style-name="TableCell165">
            <text:p text:style-name="P166">全國層級時，該省市別為00</text:p>
          </table:table-cell>
        </table:table-row>
        <table:table-row table:style-name="TableRow167">
          <table:table-cell table:style-name="TableCell168">
            <text:p text:style-name="P169">縣市別</text:p>
          </table:table-cell>
          <table:table-cell table:style-name="TableCell170">
            <text:p text:style-name="P171">Var(3)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選區別</text:p>
          </table:table-cell>
          <table:table-cell table:style-name="TableCell177">
            <text:p text:style-name="P178">Var(2)</text:p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鄉鎮市區</text:p>
          </table:table-cell>
          <table:table-cell table:style-name="TableCell184">
            <text:p text:style-name="P185">Var(3)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村里別</text:p>
          </table:table-cell>
          <table:table-cell table:style-name="TableCell191">
            <text:p text:style-name="P192">Var(4)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名稱</text:p>
          </table:table-cell>
          <table:table-cell table:style-name="TableCell198">
            <text:p text:style-name="P199">Var(30)</text:p>
          </table:table-cell>
          <table:table-cell table:style-name="TableCell200">
            <text:p text:style-name="P201"/>
          </table:table-cell>
        </table:table-row>
      </table:table>
      <text:p text:style-name="P202">說明：</text:p>
      <text:list text:style-name="LFO2" text:continue-numbering="true">
        <text:list-item>
          <text:p text:style-name="P203">欄位間以逗號隔開</text:p>
        </text:list-item>
        <text:list-item>
          <text:p text:style-name="P204">請建立由全國至村里層級</text:p>
        </text:list-item>
        <text:list-item>
          <text:p text:style-name="P205">檔案內容舉例如下：</text:p>
        </text:list-item>
      </text:list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00,000,00,000,0000,全國</text:p>
            <text:p text:style-name="P211">01,000,00,000,0000,臺北市</text:p>
            <text:p text:style-name="P212">01,000,01,000,0000,臺北市第01選區</text:p>
            <text:p text:style-name="P213">01,000,00,001,0000,臺北市北投區</text:p>
            <text:p text:style-name="P214">01,000,00,001,0001,臺北市北投區建民里</text:p>
          </table:table-cell>
        </table:table-row>
      </table:table>
      <text:p text:style-name="P215"/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 table:number-columns-spanned="3">
            <text:p text:style-name="P222">檔案名稱: elcand.csv</text:p>
          </table:table-cell>
          <table:covered-table-cell/>
          <table:covered-table-cell/>
        </table:table-row>
        <table:table-row table:style-name="TableRow223">
          <table:table-cell table:style-name="TableCell224" table:number-columns-spanned="3">
            <text:p text:style-name="P225">檔案說明: 候選人基本資料</text:p>
          </table:table-cell>
          <table:covered-table-cell/>
          <table:covered-table-cell/>
        </table:table-row>
        <table:table-row table:style-name="TableRow226">
          <table:table-cell table:style-name="TableCell227">
            <text:p text:style-name="P228">欄位</text:p>
          </table:table-cell>
          <table:table-cell table:style-name="TableCell229">
            <text:p text:style-name="P230">資料格式</text:p>
          </table:table-cell>
          <table:table-cell table:style-name="TableCell231">
            <text:p text:style-name="P232">備註</text:p>
          </table:table-cell>
        </table:table-row>
        <table:table-row table:style-name="TableRow233">
          <table:table-cell table:style-name="TableCell234">
            <text:p text:style-name="P235">省市別</text:p>
          </table:table-cell>
          <table:table-cell table:style-name="TableCell236">
            <text:p text:style-name="P237">Var(2)</text:p>
          </table:table-cell>
          <table:table-cell table:style-name="TableCell238">
            <text:p text:style-name="P239">全國層級時，該省市別為00</text:p>
          </table:table-cell>
        </table:table-row>
        <table:table-row table:style-name="TableRow240">
          <table:table-cell table:style-name="TableCell241">
            <text:p text:style-name="P242">縣市別</text:p>
          </table:table-cell>
          <table:table-cell table:style-name="TableCell243">
            <text:p text:style-name="P244">Var(3)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選區別</text:p>
          </table:table-cell>
          <table:table-cell table:style-name="TableCell250">
            <text:p text:style-name="P251">Var(2)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鄉鎮市區</text:p>
          </table:table-cell>
          <table:table-cell table:style-name="TableCell257">
            <text:p text:style-name="P258">Var(3)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村里別</text:p>
          </table:table-cell>
          <table:table-cell table:style-name="TableCell264">
            <text:p text:style-name="P265">Var(4)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號次</text:p>
          </table:table-cell>
          <table:table-cell table:style-name="TableCell271">
            <text:p text:style-name="P272">Num(3)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名字</text:p>
          </table:table-cell>
          <table:table-cell table:style-name="TableCell278">
            <text:p text:style-name="P279">Var(80)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政黨代號</text:p>
          </table:table-cell>
          <table:table-cell table:style-name="TableCell285">
            <text:p text:style-name="P286">Num(3)</text:p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性別</text:p>
          </table:table-cell>
          <table:table-cell table:style-name="TableCell292">
            <text:p text:style-name="P293">Var(1)</text:p>
          </table:table-cell>
          <table:table-cell table:style-name="TableCell294">
            <text:p text:style-name="P295">1:男，2:女</text:p>
          </table:table-cell>
        </table:table-row>
        <table:table-row table:style-name="TableRow296">
          <table:table-cell table:style-name="TableCell297">
            <text:p text:style-name="P298">出生日期</text:p>
          </table:table-cell>
          <table:table-cell table:style-name="TableCell299">
            <text:p text:style-name="P300">Num(7)</text:p>
          </table:table-cell>
          <table:table-cell table:style-name="TableCell301">
            <text:p text:style-name="P302">民國年月日，部分補選資料僅有出生年</text:p>
          </table:table-cell>
        </table:table-row>
        <table:table-row table:style-name="TableRow303">
          <table:table-cell table:style-name="TableCell304">
            <text:p text:style-name="P305">年齡</text:p>
          </table:table-cell>
          <table:table-cell table:style-name="TableCell306">
            <text:p text:style-name="P307">Num(3)</text:p>
          </table:table-cell>
          <table:table-cell table:style-name="TableCell308">
            <text:p text:style-name="P309">(部分補選未必有資料, 可能0或99)</text:p>
          </table:table-cell>
        </table:table-row>
        <table:table-row table:style-name="TableRow310">
          <table:table-cell table:style-name="TableCell311">
            <text:p text:style-name="P312">出生地</text:p>
          </table:table-cell>
          <table:table-cell table:style-name="TableCell313">
            <text:p text:style-name="P314">Var(10)</text:p>
          </table:table-cell>
          <table:table-cell table:style-name="TableCell315">
            <text:p text:style-name="P316">(補選未必有資料)</text:p>
          </table:table-cell>
        </table:table-row>
        <table:table-row table:style-name="TableRow317">
          <table:table-cell table:style-name="TableCell318">
            <text:p text:style-name="P319">學歷</text:p>
          </table:table-cell>
          <table:table-cell table:style-name="TableCell320">
            <text:p text:style-name="P321">Var(10)</text:p>
          </table:table-cell>
          <table:table-cell table:style-name="TableCell322">
            <text:p text:style-name="P323">(補選未必有資料)</text:p>
          </table:table-cell>
        </table:table-row>
        <table:table-row table:style-name="TableRow324">
          <table:table-cell table:style-name="TableCell325">
            <text:p text:style-name="P326">現任</text:p>
          </table:table-cell>
          <table:table-cell table:style-name="TableCell327">
            <text:p text:style-name="P328">Var(1)</text:p>
          </table:table-cell>
          <table:table-cell table:style-name="TableCell329">
            <text:p text:style-name="P330">Y:現任，N:非現任</text:p>
          </table:table-cell>
        </table:table-row>
        <table:table-row table:style-name="TableRow331">
          <table:table-cell table:style-name="TableCell332">
            <text:p text:style-name="P333">當選註記</text:p>
          </table:table-cell>
          <table:table-cell table:style-name="TableCell334">
            <text:p text:style-name="P335">Var(1)</text:p>
          </table:table-cell>
          <table:table-cell table:style-name="TableCell336">
            <text:p text:style-name="P337">*:當選，“<text:s/>“:未當選，!:婦女保障</text:p>
          </table:table-cell>
        </table:table-row>
        <table:table-row table:style-name="TableRow338">
          <table:table-cell table:style-name="TableCell339">
            <text:p text:style-name="P340">副手</text:p>
          </table:table-cell>
          <table:table-cell table:style-name="TableCell341">
            <text:p text:style-name="P342">Var(1)</text:p>
          </table:table-cell>
          <table:table-cell table:style-name="TableCell343">
            <text:p text:style-name="P344">Y:副總統，”<text:s/>“:其它候選人</text:p>
          </table:table-cell>
        </table:table-row>
      </table:table>
      <text:p text:style-name="P345"/>
      <text:p text:style-name="P346">說明：</text:p>
      <text:list text:style-name="LFO4" text:continue-numbering="true">
        <text:list-item>
          <text:p text:style-name="P347">欄位間以逗號隔開</text:p>
        </text:list-item>
        <text:list-item>
          <text:p text:style-name="P348">檔案內容舉例如下：</text:p>
        </text:list-item>
      </text:list>
      <table:table table:style-name="Table349">
        <table:table-columns>
          <table:table-column table:style-name="TableColumn350"/>
        </table:table-columns>
        <table:table-row table:style-name="TableRow351">
          <table:table-cell table:style-name="TableCell352">
            <text:p text:style-name="P353">臺北市北投區建民里1號里長候選人</text:p>
            <text:p text:style-name="P354">01,000,01,001,0001,1,黃OX,999,1,0520522,47,臺灣省,大專,N, ,<text:s/></text:p>
          </table:table-cell>
        </table:table-row>
      </table:table>
      <text:p text:style-name="P355"/>
      <text:p text:style-name="P356"/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 table:number-columns-spanned="3">
            <text:p text:style-name="P363">檔案名稱: elpaty.csv</text:p>
          </table:table-cell>
          <table:covered-table-cell/>
          <table:covered-table-cell/>
        </table:table-row>
        <table:table-row table:style-name="TableRow364">
          <table:table-cell table:style-name="TableCell365" table:number-columns-spanned="3">
            <text:p text:style-name="P366">檔案說明: 政黨基本資料</text:p>
          </table:table-cell>
          <table:covered-table-cell/>
          <table:covered-table-cell/>
        </table:table-row>
        <table:table-row table:style-name="TableRow367">
          <table:table-cell table:style-name="TableCell368">
            <text:p text:style-name="P369">欄位</text:p>
          </table:table-cell>
          <table:table-cell table:style-name="TableCell370">
            <text:p text:style-name="P371">資料格式</text:p>
          </table:table-cell>
          <table:table-cell table:style-name="TableCell372">
            <text:p text:style-name="P373">備註</text:p>
          </table:table-cell>
        </table:table-row>
        <table:table-row table:style-name="TableRow374">
          <table:table-cell table:style-name="TableCell375">
            <text:p text:style-name="P376">政黨代號</text:p>
          </table:table-cell>
          <table:table-cell table:style-name="TableCell377">
            <text:p text:style-name="P378">Num(3)</text:p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政黨名稱</text:p>
          </table:table-cell>
          <table:table-cell table:style-name="TableCell384">
            <text:p text:style-name="P385">Var(40)</text:p>
          </table:table-cell>
          <table:table-cell table:style-name="TableCell386">
            <text:p text:style-name="P387"/>
          </table:table-cell>
        </table:table-row>
      </table:table>
      <text:p text:style-name="P388"/>
      <text:p text:style-name="P389">說明：</text:p>
      <text:list text:style-name="LFO5" text:continue-numbering="true">
        <text:list-item>
          <text:p text:style-name="P390">欄位間以逗號隔開</text:p>
        </text:list-item>
        <text:list-item>
          <text:p text:style-name="P391">檔案內容舉例如下：</text:p>
        </text:list-item>
      </text:list>
      <table:table table:style-name="Table392">
        <table:table-columns>
          <table:table-column table:style-name="TableColumn393"/>
        </table:table-columns>
        <table:table-row table:style-name="TableRow394">
          <table:table-cell table:style-name="TableCell395">
            <text:p text:style-name="P396"><text:s/>1,中國國民黨</text:p>
            <text:p text:style-name="P397">16,民主進步黨</text:p>
            <text:p text:style-name="P398">999,無黨籍及未經政黨推薦</text:p>
          </table:table-cell>
        </table:table-row>
      </table:table>
      <text:p text:style-name="P399"/>
      <text:p text:style-name="P400"/>
      <table:table table:style-name="Table401">
        <table:table-columns>
          <table:table-column table:style-name="TableColumn402"/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 table:number-columns-spanned="3">
            <text:p text:style-name="P407">檔案名稱:<text:s/>elprof.csv</text:p>
          </table:table-cell>
          <table:covered-table-cell/>
          <table:covered-table-cell/>
        </table:table-row>
        <table:table-row table:style-name="TableRow408">
          <table:table-cell table:style-name="TableCell409" table:number-columns-spanned="3">
            <text:p text:style-name="P410">檔案說明:<text:s/>選舉概況檔</text:p>
          </table:table-cell>
          <table:covered-table-cell/>
          <table:covered-table-cell/>
        </table:table-row>
        <table:table-row table:style-name="TableRow411">
          <table:table-cell table:style-name="TableCell412">
            <text:p text:style-name="P413">欄位</text:p>
          </table:table-cell>
          <table:table-cell table:style-name="TableCell414">
            <text:p text:style-name="P415">資料格式</text:p>
          </table:table-cell>
          <table:table-cell table:style-name="TableCell416">
            <text:p text:style-name="P417">備註</text:p>
          </table:table-cell>
        </table:table-row>
        <table:table-row table:style-name="TableRow418">
          <table:table-cell table:style-name="TableCell419">
            <text:p text:style-name="P420">省市別</text:p>
          </table:table-cell>
          <table:table-cell table:style-name="TableCell421">
            <text:p text:style-name="P422">Var(2)</text:p>
          </table:table-cell>
          <table:table-cell table:style-name="TableCell423">
            <text:p text:style-name="P424">全國層級時，該省市別為00</text:p>
          </table:table-cell>
        </table:table-row>
        <table:table-row table:style-name="TableRow425">
          <table:table-cell table:style-name="TableCell426">
            <text:p text:style-name="P427">縣市別</text:p>
          </table:table-cell>
          <table:table-cell table:style-name="TableCell428">
            <text:p text:style-name="P429">Var(3)</text:p>
          </table:table-cell>
          <table:table-cell table:style-name="TableCell430">
            <text:p text:style-name="P431">縣市以上層級彙總時，該縣市別為000</text:p>
          </table:table-cell>
        </table:table-row>
        <table:table-row table:style-name="TableRow432">
          <table:table-cell table:style-name="TableCell433">
            <text:p text:style-name="P434">選區別</text:p>
          </table:table-cell>
          <table:table-cell table:style-name="TableCell435">
            <text:p text:style-name="P436">Var(2)</text:p>
          </table:table-cell>
          <table:table-cell table:style-name="TableCell437">
            <text:p text:style-name="P438">選區以上層級彙總時，該選區為00</text:p>
          </table:table-cell>
        </table:table-row>
        <table:table-row table:style-name="TableRow439">
          <table:table-cell table:style-name="TableCell440">
            <text:p text:style-name="P441">鄉鎮市區</text:p>
          </table:table-cell>
          <table:table-cell table:style-name="TableCell442">
            <text:p text:style-name="P443">Var(3)</text:p>
          </table:table-cell>
          <table:table-cell table:style-name="TableCell444">
            <text:p text:style-name="P445">鄉鎮市區以上層級彙總時，該鄉鎮市區別為000</text:p>
          </table:table-cell>
        </table:table-row>
        <table:table-row table:style-name="TableRow446">
          <table:table-cell table:style-name="TableCell447">
            <text:p text:style-name="P448">村里別</text:p>
          </table:table-cell>
          <table:table-cell table:style-name="TableCell449">
            <text:p text:style-name="P450">Var(4)</text:p>
          </table:table-cell>
          <table:table-cell table:style-name="TableCell451">
            <text:p text:style-name="P452">村里以上層級彙總時，該村里別為0000</text:p>
          </table:table-cell>
        </table:table-row>
        <table:table-row table:style-name="TableRow453">
          <table:table-cell table:style-name="TableCell454">
            <text:p text:style-name="P455">投開票所</text:p>
          </table:table-cell>
          <table:table-cell table:style-name="TableCell456">
            <text:p text:style-name="P457">Num(4)</text:p>
          </table:table-cell>
          <table:table-cell table:style-name="TableCell458">
            <text:p text:style-name="P459">投開票所以上層級彙總時，該投開票所別為0</text:p>
          </table:table-cell>
        </table:table-row>
        <table:table-row table:style-name="TableRow460">
          <table:table-cell table:style-name="TableCell461">
            <text:p text:style-name="P462">有效票</text:p>
          </table:table-cell>
          <table:table-cell table:style-name="TableCell463">
            <text:p text:style-name="P464">Num(8)</text:p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>無效票</text:p>
          </table:table-cell>
          <table:table-cell table:style-name="TableCell470">
            <text:p text:style-name="P471">Num(8)</text:p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>投票數</text:p>
          </table:table-cell>
          <table:table-cell table:style-name="TableCell477">
            <text:p text:style-name="P478">Num(8)</text:p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>選舉人數</text:p>
          </table:table-cell>
          <table:table-cell table:style-name="TableCell484">
            <text:p text:style-name="P485">Num(8)</text:p>
          </table:table-cell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>
            <text:p text:style-name="P490">人口數</text:p>
          </table:table-cell>
          <table:table-cell table:style-name="TableCell491">
            <text:p text:style-name="P492">Num(8)</text:p>
          </table:table-cell>
          <table:table-cell table:style-name="TableCell493">
            <text:p text:style-name="P494">補選時僅有第1筆全選區有資料</text:p>
          </table:table-cell>
        </table:table-row>
        <table:table-row table:style-name="TableRow495">
          <table:table-cell table:style-name="TableCell496">
            <text:p text:style-name="P497">候選人數合計</text:p>
          </table:table-cell>
          <table:table-cell table:style-name="TableCell498">
            <text:p text:style-name="P499">Num(4)</text:p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當選人數合計</text:p>
          </table:table-cell>
          <table:table-cell table:style-name="TableCell505">
            <text:p text:style-name="P506">Num(4)</text:p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>候選人數-男</text:p>
          </table:table-cell>
          <table:table-cell table:style-name="TableCell512">
            <text:p text:style-name="P513">Num(4)</text:p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P518">候選人數-女</text:p>
          </table:table-cell>
          <table:table-cell table:style-name="TableCell519">
            <text:p text:style-name="P520">Num(4)</text:p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>
            <text:p text:style-name="P525">當選人數-男</text:p>
          </table:table-cell>
          <table:table-cell table:style-name="TableCell526">
            <text:p text:style-name="P527">Num(4)</text:p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當選人數-女</text:p>
          </table:table-cell>
          <table:table-cell table:style-name="TableCell533">
            <text:p text:style-name="P534">Num(4)</text:p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>選舉人數對人口數</text:p>
          </table:table-cell>
          <table:table-cell table:style-name="TableCell540">
            <text:p text:style-name="P541">Num(7,4)</text:p>
          </table:table-cell>
          <table:table-cell table:style-name="TableCell542">
            <text:p text:style-name="P543">全國性選舉僅縣市層級列有資料</text:p>
            <text:p text:style-name="P544">補選時僅第1筆全選區有資料</text:p>
          </table:table-cell>
        </table:table-row>
        <table:table-row table:style-name="TableRow545">
          <table:table-cell table:style-name="TableCell546">
            <text:p text:style-name="P547">投票數對選舉人數</text:p>
          </table:table-cell>
          <table:table-cell table:style-name="TableCell548">
            <text:p text:style-name="P549">Num(7,4)</text:p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>當選人數對候選人數</text:p>
          </table:table-cell>
          <table:table-cell table:style-name="TableCell555">
            <text:p text:style-name="P556">Num(7,4)</text:p>
          </table:table-cell>
          <table:table-cell table:style-name="TableCell557">
            <text:p text:style-name="P558"/>
          </table:table-cell>
        </table:table-row>
      </table:table>
      <text:p text:style-name="P559"/>
      <text:p text:style-name="P560">說明：</text:p>
      <text:list text:style-name="LFO7" text:continue-numbering="true">
        <text:list-item>
          <text:p text:style-name="P561">欄位間以逗號隔開</text:p>
        </text:list-item>
        <text:list-item>
          <text:p text:style-name="P562">請建立由全國至各投開票所層級彙總</text:p>
        </text:list-item>
        <text:list-item>
          <text:p text:style-name="P563">檔案內容舉例如下：</text:p>
        </text:list-item>
      </text:list>
      <table:table table:style-name="Table564">
        <table:table-columns>
          <table:table-column table:style-name="TableColumn565"/>
        </table:table-columns>
        <table:table-row table:style-name="TableRow566">
          <table:table-cell table:style-name="TableCell567">
            <text:p text:style-name="P568">總統選舉</text:p>
            <text:p text:style-name="P569">臺北市北投區建民里第1投開票所層級</text:p>
            <text:p text:style-name="P570">01,000,01,001,0001,1,1195,10,1205,1547,0,3,1,2,1,1,0,0,77.89,33.33</text:p>
            <text:p text:style-name="P571">臺北市北投區建民里層級</text:p>
            <text:p text:style-name="P572">01,000,01,001,0001,0,2585,20,2605,3317,0,3,1,2,1,1,0,0,78.53,33.33</text:p>
            <text:p text:style-name="P573">臺北市北投區層級</text:p>
            <text:p text:style-name="P574">01,000,01,001,0000,0,152362,886,153248,199555,252290,3,1,2,1,1,0,79.1,76.79,33.33</text:p>
            <text:p text:style-name="P575">臺北市層級</text:p>
            <text:soft-page-break/>
            <text:p text:style-name="P576">01,000,00,000,0000,0,1604730,9669,1614399,2102664,2650968,3,1,2,1,1,0,79.32,76.78,33.33</text:p>
            <text:p text:style-name="P577">全國層級00,000,00,000,0000,0,13354305,97711,13452016,18086455,23224912,3,1,2,1,1,0,77.88,74.38,33.33</text:p>
          </table:table-cell>
        </table:table-row>
      </table:table>
      <text:p text:style-name="P578"/>
      <text:p text:style-name="P579"/>
      <table:table table:style-name="Table580">
        <table:table-columns>
          <table:table-column table:style-name="TableColumn581"/>
          <table:table-column table:style-name="TableColumn582"/>
          <table:table-column table:style-name="TableColumn583"/>
        </table:table-columns>
        <table:table-row table:style-name="TableRow584">
          <table:table-cell table:style-name="TableCell585" table:number-columns-spanned="3">
            <text:p text:style-name="P586">檔案名稱: elctks.csv</text:p>
          </table:table-cell>
          <table:covered-table-cell/>
          <table:covered-table-cell/>
        </table:table-row>
        <table:table-row table:style-name="TableRow587">
          <table:table-cell table:style-name="TableCell588" table:number-columns-spanned="3">
            <text:p text:style-name="P589">檔案說明: 候選人得票檔</text:p>
          </table:table-cell>
          <table:covered-table-cell/>
          <table:covered-table-cell/>
        </table:table-row>
        <table:table-row table:style-name="TableRow590">
          <table:table-cell table:style-name="TableCell591">
            <text:p text:style-name="P592">欄位</text:p>
          </table:table-cell>
          <table:table-cell table:style-name="TableCell593">
            <text:p text:style-name="P594">資料格式</text:p>
          </table:table-cell>
          <table:table-cell table:style-name="TableCell595">
            <text:p text:style-name="P596">備註</text:p>
          </table:table-cell>
        </table:table-row>
        <table:table-row table:style-name="TableRow597">
          <table:table-cell table:style-name="TableCell598">
            <text:p text:style-name="P599">省市別</text:p>
          </table:table-cell>
          <table:table-cell table:style-name="TableCell600">
            <text:p text:style-name="P601">Var(2)</text:p>
          </table:table-cell>
          <table:table-cell table:style-name="TableCell602">
            <text:p text:style-name="P603">全國層級時，該省市別為00</text:p>
          </table:table-cell>
        </table:table-row>
        <table:table-row table:style-name="TableRow604">
          <table:table-cell table:style-name="TableCell605">
            <text:p text:style-name="P606">縣市別</text:p>
          </table:table-cell>
          <table:table-cell table:style-name="TableCell607">
            <text:p text:style-name="P608">Var(3)</text:p>
          </table:table-cell>
          <table:table-cell table:style-name="TableCell609">
            <text:p text:style-name="P610">縣市以上層級彙總時，該縣市別為000</text:p>
          </table:table-cell>
        </table:table-row>
        <table:table-row table:style-name="TableRow611">
          <table:table-cell table:style-name="TableCell612">
            <text:p text:style-name="P613">選區別</text:p>
          </table:table-cell>
          <table:table-cell table:style-name="TableCell614">
            <text:p text:style-name="P615">Var(2)</text:p>
          </table:table-cell>
          <table:table-cell table:style-name="TableCell616">
            <text:p text:style-name="P617">選區以上層級彙總時，該選區為00</text:p>
          </table:table-cell>
        </table:table-row>
        <table:table-row table:style-name="TableRow618">
          <table:table-cell table:style-name="TableCell619">
            <text:p text:style-name="P620">鄉鎮市區</text:p>
          </table:table-cell>
          <table:table-cell table:style-name="TableCell621">
            <text:p text:style-name="P622">Var(3)</text:p>
          </table:table-cell>
          <table:table-cell table:style-name="TableCell623">
            <text:p text:style-name="P624">鄉鎮市區以上層級彙總時，該鄉鎮市區別為000</text:p>
          </table:table-cell>
        </table:table-row>
        <table:table-row table:style-name="TableRow625">
          <table:table-cell table:style-name="TableCell626">
            <text:p text:style-name="P627">村里別</text:p>
          </table:table-cell>
          <table:table-cell table:style-name="TableCell628">
            <text:p text:style-name="P629">Var(4)</text:p>
          </table:table-cell>
          <table:table-cell table:style-name="TableCell630">
            <text:p text:style-name="P631">村里以上層級彙總時，該村里別為0000</text:p>
          </table:table-cell>
        </table:table-row>
        <table:table-row table:style-name="TableRow632">
          <table:table-cell table:style-name="TableCell633">
            <text:p text:style-name="P634">投開票所</text:p>
          </table:table-cell>
          <table:table-cell table:style-name="TableCell635">
            <text:p text:style-name="P636">Num(4)</text:p>
          </table:table-cell>
          <table:table-cell table:style-name="TableCell637">
            <text:p text:style-name="P638">投開票所以上層級彙總時，該投開票所別為0</text:p>
          </table:table-cell>
        </table:table-row>
        <table:table-row table:style-name="TableRow639">
          <table:table-cell table:style-name="TableCell640">
            <text:p text:style-name="P641">候選人號次</text:p>
          </table:table-cell>
          <table:table-cell table:style-name="TableCell642">
            <text:p text:style-name="P643">Num(3)</text:p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>得票數</text:p>
          </table:table-cell>
          <table:table-cell table:style-name="TableCell649">
            <text:p text:style-name="P650">Num(8)</text:p>
          </table:table-cell>
          <table:table-cell table:style-name="TableCell651">
            <text:p text:style-name="P652"/>
          </table:table-cell>
        </table:table-row>
        <table:table-row table:style-name="TableRow653">
          <table:table-cell table:style-name="TableCell654">
            <text:p text:style-name="P655">得票率</text:p>
          </table:table-cell>
          <table:table-cell table:style-name="TableCell656">
            <text:p text:style-name="P657">Num(7,4)</text:p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當選註記</text:p>
          </table:table-cell>
          <table:table-cell table:style-name="TableCell663">
            <text:p text:style-name="P664">Var(1)</text:p>
          </table:table-cell>
          <table:table-cell table:style-name="TableCell665">
            <text:p text:style-name="P666">*:當選，“<text:s/>“:未當選 ，!:婦女保障</text:p>
          </table:table-cell>
        </table:table-row>
      </table:table>
      <text:p text:style-name="P667"/>
      <text:p text:style-name="P668">說明：</text:p>
      <text:list text:style-name="LFO8" text:continue-numbering="true">
        <text:list-item>
          <text:p text:style-name="P669">欄位間以逗號隔開</text:p>
        </text:list-item>
        <text:list-item>
          <text:p text:style-name="P670">請建立由全國至各投開票所層級彙總</text:p>
        </text:list-item>
        <text:list-item>
          <text:p text:style-name="P671">檔案內容舉例如下：</text:p>
        </text:list-item>
      </text:list>
      <table:table table:style-name="Table672">
        <table:table-columns>
          <table:table-column table:style-name="TableColumn673"/>
        </table:table-columns>
        <table:table-row table:style-name="TableRow674">
          <table:table-cell table:style-name="TableCell675">
            <text:p text:style-name="P676">總統選舉</text:p>
            <text:p text:style-name="P677">臺北市北投區建民里第1投開票所層級<text:s/>1號候選人=&gt;01,000,01,001,0001,1,1,682,57.07,<text:s/></text:p>
            <text:p text:style-name="P678">臺北市北投區建民里第1投開票所層級<text:s/>2號候選人=&gt;01,000,01,001,0001,1,2,489,40.92,*</text:p>
            <text:p text:style-name="P679">臺北市北投區建民里第1投開票所層級<text:s/>3號候選人=&gt;01,000,01,001,0001,1,3,24,2,<text:s/></text:p>
            <text:p text:style-name="P680">臺北市北投區建民里層級<text:s/>1號候選人=&gt;01,000,01,001,0001,0,1,1358,52.53,<text:s/></text:p>
            <text:p text:style-name="P681">臺北市北投區建民里層級<text:s/>2號候選人=&gt;01,000,01,001,0001,0,2,1181,45.68,*</text:p>
            <text:p text:style-name="P682">臺北市北投區建民里層級<text:s/>3號候選人=&gt;01,000,01,001,0001,0,3,46,1.77,</text:p>
            <text:p text:style-name="P683">臺北市北投區層級<text:s/>1號候選人=&gt;01,000,01,001,0000,0,1,66986,43.96,<text:s/></text:p>
            <text:p text:style-name="P684">臺北市北投區層級<text:s/>2號候選人=&gt;01,000,01,001,0000,0,2,81708,53.62,*</text:p>
            <text:p text:style-name="P685">臺北市北投區層級<text:s/>3號候選人=&gt;01,000,01,001,0000,0,3,3668,2.4,<text:s/></text:p>
            <text:p text:style-name="P686">臺北市層級<text:s/>1號候選人=&gt;01,000,00,000,0000,0,1,634565,39.54,<text:s/></text:p>
            <text:p text:style-name="P687">臺北市層級<text:s/>2號候選人=&gt;01,000,00,000,0000,0,2,928717,57.87,*</text:p>
            <text:p text:style-name="P688">臺北市層級<text:s/>3號候選人=&gt;01,000,00,000,0000,0,3,41448,2.58,<text:s/></text:p>
            <text:p text:style-name="P689">全國層級<text:s/>1號候選人=&gt;00,000,00,000,0000,0,1,6093578,45.63,<text:s/></text:p>
            <text:p text:style-name="P690">全國層級<text:s/>2號候選人=&gt;00,000,00,000,0000,0,2,6891139,51.6,*</text:p>
            <text:p text:style-name="P691">全國層級<text:s/>3號候選人=&gt;00,000,00,000,0000,0,3,369588,2.76,</text:p>
          </table:table-cell>
        </table:table-row>
      </table:table>
      <text:p text:style-name="P692"/>
      <text:p text:style-name="P693"/>
      <table:table table:style-name="Table694">
        <table:table-columns>
          <table:table-column table:style-name="TableColumn695"/>
          <table:table-column table:style-name="TableColumn696"/>
          <table:table-column table:style-name="TableColumn697"/>
        </table:table-columns>
        <table:table-row table:style-name="TableRow698">
          <table:table-cell table:style-name="TableCell699" table:number-columns-spanned="3">
            <text:p text:style-name="P700">檔案名稱: elrepm.csv(</text:p>
          </table:table-cell>
          <table:covered-table-cell/>
          <table:covered-table-cell/>
        </table:table-row>
        <table:table-row table:style-name="TableRow701">
          <table:table-cell table:style-name="TableCell702" table:number-columns-spanned="3">
            <text:p text:style-name="P703">檔案說明:<text:s/>不分區政黨代表人基本檔</text:p>
          </table:table-cell>
          <table:covered-table-cell/>
          <table:covered-table-cell/>
        </table:table-row>
        <table:table-row table:style-name="TableRow704">
          <table:table-cell table:style-name="TableCell705">
            <text:p text:style-name="P706">欄位</text:p>
          </table:table-cell>
          <table:table-cell table:style-name="TableCell707">
            <text:p text:style-name="P708">資料格式</text:p>
          </table:table-cell>
          <table:table-cell table:style-name="TableCell709">
            <text:p text:style-name="P710">備註</text:p>
          </table:table-cell>
        </table:table-row>
        <table:table-row table:style-name="TableRow711">
          <table:table-cell table:style-name="TableCell712">
            <text:p text:style-name="P713">政黨代號</text:p>
          </table:table-cell>
          <table:table-cell table:style-name="TableCell714">
            <text:p text:style-name="P715">Num(3)</text:p>
          </table:table-cell>
          <table:table-cell table:style-name="TableCell716">
            <text:p text:style-name="P717"/>
          </table:table-cell>
        </table:table-row>
        <table:table-row table:style-name="TableRow718">
          <table:table-cell table:style-name="TableCell719">
            <text:p text:style-name="P720">排名</text:p>
          </table:table-cell>
          <table:table-cell table:style-name="TableCell721">
            <text:p text:style-name="P722">Num(4)</text:p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>名字</text:p>
          </table:table-cell>
          <table:table-cell table:style-name="TableCell728">
            <text:p text:style-name="P729">Var(80)</text:p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>性別</text:p>
          </table:table-cell>
          <table:table-cell table:style-name="TableCell735">
            <text:p text:style-name="P736">Var(1)</text:p>
          </table:table-cell>
          <table:table-cell table:style-name="TableCell737">
            <text:p text:style-name="P738">1:男，2:女</text:p>
          </table:table-cell>
        </table:table-row>
        <table:table-row table:style-name="TableRow739">
          <table:table-cell table:style-name="TableCell740">
            <text:p text:style-name="P741">出生日期</text:p>
          </table:table-cell>
          <table:table-cell table:style-name="TableCell742">
            <text:p text:style-name="P743">Num(7)</text:p>
          </table:table-cell>
          <table:table-cell table:style-name="TableCell744">
            <text:p text:style-name="P745">民國年月日，<text:s/></text:p>
          </table:table-cell>
        </table:table-row>
        <table:table-row table:style-name="TableRow746">
          <table:table-cell table:style-name="TableCell747">
            <text:p text:style-name="P748">年齡</text:p>
          </table:table-cell>
          <table:table-cell table:style-name="TableCell749">
            <text:p text:style-name="P750">Num(3)</text:p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出生地</text:p>
          </table:table-cell>
          <table:table-cell table:style-name="TableCell756">
            <text:p text:style-name="P757">Var(10)</text:p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>學歷</text:p>
          </table:table-cell>
          <table:table-cell table:style-name="TableCell763">
            <text:p text:style-name="P764">Var(10)</text:p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現任</text:p>
          </table:table-cell>
          <table:table-cell table:style-name="TableCell770">
            <text:p text:style-name="P771">Var(1)</text:p>
          </table:table-cell>
          <table:table-cell table:style-name="TableCell772">
            <text:p text:style-name="P773">Y:現任，N:非現任</text:p>
          </table:table-cell>
        </table:table-row>
        <table:table-row table:style-name="TableRow774">
          <table:table-cell table:style-name="TableCell775">
            <text:p text:style-name="P776">當選註記</text:p>
          </table:table-cell>
          <table:table-cell table:style-name="TableCell777">
            <text:p text:style-name="P778">Var(1)</text:p>
          </table:table-cell>
          <table:table-cell table:style-name="TableCell779">
            <text:p text:style-name="P780">*:當選，“<text:s/>“:未當選 ，!:婦女保障</text:p>
          </table:table-cell>
        </table:table-row>
      </table:table>
      <text:p text:style-name="P781"/>
      <text:p text:style-name="P782">說明：</text:p>
      <text:list text:style-name="LFO9" text:continue-numbering="true">
        <text:list-item>
          <text:p text:style-name="P783">欄位間以逗號隔開</text:p>
        </text:list-item>
        <text:list-item>
          <text:p text:style-name="P784">檔案內容舉例如下：</text:p>
        </text:list-item>
      </text:list>
      <table:table table:style-name="Table785">
        <table:table-columns>
          <table:table-column table:style-name="TableColumn786"/>
        </table:table-columns>
        <table:table-row table:style-name="TableRow787">
          <table:table-cell table:style-name="TableCell788">
            <text:p text:style-name="P789">79,1,王OX,1,0520522,47,臺灣省,大專,N,*</text:p>
          </table:table-cell>
        </table:table-row>
      </table:table>
      <text:p text:style-name="P790"/>
      <text:p text:style-name="P791"/>
      <table:table table:style-name="Table792">
        <table:table-columns>
          <table:table-column table:style-name="TableColumn793"/>
          <table:table-column table:style-name="TableColumn794"/>
          <table:table-column table:style-name="TableColumn795"/>
        </table:table-columns>
        <table:table-row table:style-name="TableRow796">
          <table:table-cell table:style-name="TableCell797" table:number-columns-spanned="3">
            <text:p text:style-name="P798">檔案名稱: elretks.csv</text:p>
          </table:table-cell>
          <table:covered-table-cell/>
          <table:covered-table-cell/>
        </table:table-row>
        <table:table-row table:style-name="TableRow799">
          <table:table-cell table:style-name="TableCell800" table:number-columns-spanned="3">
            <text:p text:style-name="P801">檔案說明: 不分區政黨得票檔</text:p>
          </table:table-cell>
          <table:covered-table-cell/>
          <table:covered-table-cell/>
        </table:table-row>
        <table:table-row table:style-name="TableRow802">
          <table:table-cell table:style-name="TableCell803">
            <text:p text:style-name="P804">欄位</text:p>
          </table:table-cell>
          <table:table-cell table:style-name="TableCell805">
            <text:p text:style-name="P806">資料格式</text:p>
          </table:table-cell>
          <table:table-cell table:style-name="TableCell807">
            <text:p text:style-name="P808">備註</text:p>
          </table:table-cell>
        </table:table-row>
        <table:table-row table:style-name="TableRow809">
          <table:table-cell table:style-name="TableCell810">
            <text:p text:style-name="P811">政黨代號</text:p>
          </table:table-cell>
          <table:table-cell table:style-name="TableCell812">
            <text:p text:style-name="P813">Var(3)</text:p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>第一階段得票率</text:p>
          </table:table-cell>
          <table:table-cell table:style-name="TableCell819">
            <text:p text:style-name="P820">Num(7,4)</text:p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>第二階段得票率</text:p>
          </table:table-cell>
          <table:table-cell table:style-name="TableCell826">
            <text:p text:style-name="P827">Num(7,4)</text:p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P832">候選人數</text:p>
          </table:table-cell>
          <table:table-cell table:style-name="TableCell833">
            <text:p text:style-name="P834">Num(3)</text:p>
          </table:table-cell>
          <table:table-cell table:style-name="TableCell835">
            <text:p text:style-name="P836"/>
          </table:table-cell>
        </table:table-row>
        <table:table-row table:style-name="TableRow837">
          <table:table-cell table:style-name="TableCell838">
            <text:p text:style-name="P839">當選人數</text:p>
          </table:table-cell>
          <table:table-cell table:style-name="TableCell840">
            <text:p text:style-name="P841">Num(3)</text:p>
          </table:table-cell>
          <table:table-cell table:style-name="TableCell842">
            <text:p text:style-name="P843"/>
          </table:table-cell>
        </table:table-row>
      </table:table>
      <text:p text:style-name="P844"/>
      <text:p text:style-name="P845">說明：</text:p>
      <text:list text:style-name="LFO10" text:continue-numbering="true">
        <text:list-item>
          <text:p text:style-name="P846">欄位間以逗號隔開</text:p>
        </text:list-item>
        <text:list-item>
          <text:p text:style-name="P847">檔案內容舉例如下：</text:p>
        </text:list-item>
      </text:list>
      <table:table table:style-name="Table848">
        <table:table-columns>
          <table:table-column table:style-name="TableColumn849"/>
        </table:table-columns>
        <table:table-row table:style-name="TableRow850">
          <table:table-cell table:style-name="TableCell851">
            <text:p text:style-name="P852">1,44.5465,47.5889,34,16</text:p>
            <text:p text:style-name="P853">16,34.6178,36.9821,33,13</text:p>
            <text:p text:style-name="P854">74,1.4888,0.0000,6,0</text:p>
            <text:p text:style-name="P855">79,1.7441,0.0000,2,0</text:p>
          </table:table-cell>
        </table:table-row>
      </table:table>
      <text:p text:style-name="P8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1pt" fo:hyphenate="false"/>
    </style:style>
    <style:style style:name="預設段落字型" style:display-name="預設段落字型" style:family="text"/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字元字元字元" style:display-name=" 字元 字元 字元" style:family="text">
      <style:text-properties style:font-name="標楷體" style:font-name-asian="標楷體" fo:font-size="14pt" style:font-size-asian="14pt" style:font-size-complex="14pt" fo:language="en" fo:country="US" style:language-asian="zh" style:country-asian="TW" style:language-complex="ar" style:country-complex="SA"/>
    </style:style>
    <style:style style:name="日期" style:display-name="日期" style:family="paragraph" style:parent-style-name="內文" style:next-style-name="內文">
      <style:paragraph-properties fo:text-align="end"/>
      <style:text-properties fo:hyphenate="false"/>
    </style:style>
    <style:style style:name="日期字元" style:display-name="日期 字元" style:family="text">
      <style:text-properties style:letter-kerning="true" fo:font-size="12pt" style:font-size-asian="12pt" style:font-size-complex="11pt"/>
    </style:style>
    <style:style style:name="索引1" style:display-name="索引 1" style:family="paragraph" style:parent-style-name="內文" style:next-style-name="內文" style:auto-update="true">
      <style:paragraph-properties fo:text-align="center" style:vertical-align="baseline" style:line-height-at-least="0.25in"/>
      <style:text-properties style:font-name="標楷體" style:font-name-asian="標楷體" style:letter-kerning="false" fo:font-size="20pt" style:font-size-asian="20pt" style:font-size-complex="2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40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首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>
        <style:tab-stops>
          <style:tab-stop style:type="center" style:position="2.884in"/>
          <style:tab-stop style:type="right" style:position="6.625in"/>
        </style:tab-stops>
      </style:paragraph-properties>
    </style:style>
    <style:style style:name="T3" style:parent-style-name="預設段落字型" style:family="text">
      <style:text-properties style:font-name="Wingdings" style:font-name-asian="Wingdings" style:font-name-complex="Wingdings"/>
    </style:style>
    <style:style style:name="T4" style:parent-style-name="預設段落字型" style:family="text">
      <style:text-properties style:font-name-asian="標楷體"/>
    </style:style>
    <style:style style:name="T5" style:parent-style-name="預設段落字型" style:family="text">
      <style:text-properties style:font-name-asian="標楷體"/>
    </style:style>
    <style:style style:name="P6" style:parent-style-name="頁首" style:family="paragraph">
      <style:paragraph-properties fo:text-align="end"/>
    </style:style>
    <style:style style:name="P7" style:parent-style-name="頁尾" style:family="paragraph">
      <style:paragraph-properties fo:text-align="center"/>
    </style:style>
    <style:style style:name="T8" style:parent-style-name="預設段落字型" style:family="text">
      <style:text-properties fo:language="zh" fo:country="TW"/>
    </style:style>
    <style:page-layout style:name="PL1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40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4" style:parent-style-name="頁首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>
        <style:tab-stops>
          <style:tab-stop style:type="center" style:position="2.884in"/>
          <style:tab-stop style:type="right" style:position="6.625in"/>
        </style:tab-stops>
      </style:paragraph-properties>
    </style:style>
    <style:style style:name="T25" style:parent-style-name="預設段落字型" style:family="text">
      <style:text-properties style:font-name="Wingdings" style:font-name-asian="Wingdings" style:font-name-complex="Wingdings"/>
    </style:style>
    <style:style style:name="T26" style:parent-style-name="預設段落字型" style:family="text">
      <style:text-properties style:font-name-asian="標楷體"/>
    </style:style>
    <style:style style:name="T27" style:parent-style-name="預設段落字型" style:family="text">
      <style:text-properties style:font-name-asian="標楷體"/>
    </style:style>
    <style:style style:name="P28" style:parent-style-name="頁首" style:family="paragraph">
      <style:paragraph-properties fo:text-align="end"/>
    </style:style>
    <style:style style:name="P29" style:parent-style-name="頁尾" style:family="paragraph">
      <style:paragraph-properties fo:text-align="center"/>
    </style:style>
    <style:style style:name="T30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P2"><text:span text:style-name="T3"></text:span><text:s/><text:span text:style-name="T4">選舉資料庫系統管理</text:span><text:span text:style-name="T5">操作手冊</text:span></text:p>
        <text:p text:style-name="P6"/>
      </style:header>
      <style:footer>
        <text:p text:style-name="P7"><text:span text:style-name="T8"><text:page-number text:fixed="false">1</text:page-number></text:span></text:p>
        <text:p text:style-name="頁尾"/>
      </style:footer>
    </style:master-page>
    <style:master-page style:next-style-name="MP0" style:name="MPF0" style:page-layout-name="PL0">
      <style:header>
        <text:p text:style-name="頁首"/>
      </style:header>
      <style:footer>
        <text:p text:style-name="頁尾"/>
      </style:footer>
    </style:master-page>
    <style:master-page style:name="MP1" style:page-layout-name="PL1">
      <style:header>
        <text:p text:style-name="P24"><text:span text:style-name="T25"></text:span><text:s/><text:span text:style-name="T26">選舉資料庫系統管理</text:span><text:span text:style-name="T27">操作手冊</text:span></text:p>
        <text:p text:style-name="P28"/>
      </style:header>
      <style:footer>
        <text:p text:style-name="P29"><text:span text:style-name="T30"><text:page-number text:fixed="false">4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選舉資料庫轉檔格式說明</dc:title>
    <meta:initial-creator>tina</meta:initial-creator>
    <dc:creator>cec6908</dc:creator>
    <meta:creation-date>2015-08-14T02:59:00Z</meta:creation-date>
    <dc:date>2015-08-14T02:59:00Z</dc:date>
    <meta:template xlink:href="Normal.dotm" xlink:type="simple"/>
    <meta:editing-cycles>2</meta:editing-cycles>
    <meta:editing-duration>PT60S</meta:editing-duration>
    <meta:document-statistic meta:page-count="11" meta:paragraph-count="8" meta:word-count="613" meta:character-count="4102" meta:row-count="29" meta:non-whitespace-character-count="3497"/>
  </office:meta>
</office:document-meta>
</file>